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osicion_x10" table:style-name="ta1">
        <table:shapes>
          <draw:frame draw:z-index="0" draw:style-name="gr1" draw:text-style-name="P1" svg:width="6.487in" svg:height="4.8315in" svg:x="2.5343in" svg:y="0.0417in">
            <draw:object draw:notify-on-update-of-ranges="exposicion_x10.A1:exposicion_x10.A1 exposicion_x10.A2:exposicion_x10.A366 exposicion_x10.B1:exposicion_x10.B1 exposicion_x10.B2:exposicion_x10.B366 exposicion_x10.C1:exposicion_x10.C1 exposicion_x10.C2:exposicion_x10.C366 exposicion_x10.D1:exposicion_x10.D1 exposicion_x10.D2:exposicion_x10.D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.8894" calcext:value-type="float">
            <text:p>10.8894</text:p>
          </table:table-cell>
          <table:table-cell office:value-type="float" office:value="988.985" calcext:value-type="float">
            <text:p>988.985</text:p>
          </table:table-cell>
          <table:table-cell office:value-type="float" office:value="0.125548" calcext:value-type="float">
            <text:p>0.1255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3.82" calcext:value-type="float">
            <text:p>113.82</text:p>
          </table:table-cell>
          <table:table-cell office:value-type="float" office:value="884.705" calcext:value-type="float">
            <text:p>884.705</text:p>
          </table:table-cell>
          <table:table-cell office:value-type="float" office:value="1.47485" calcext:value-type="float">
            <text:p>1.4748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95.949" calcext:value-type="float">
            <text:p>795.949</text:p>
          </table:table-cell>
          <table:table-cell office:value-type="float" office:value="190.191" calcext:value-type="float">
            <text:p>190.191</text:p>
          </table:table-cell>
          <table:table-cell office:value-type="float" office:value="13.8601" calcext:value-type="float">
            <text:p>13.86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78.6651" calcext:value-type="float">
            <text:p>-78.6651</text:p>
          </table:table-cell>
          <table:table-cell office:value-type="float" office:value="58.6264" calcext:value-type="float">
            <text:p>58.626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61.412" calcext:value-type="float">
            <text:p>861.412</text:p>
          </table:table-cell>
          <table:table-cell office:value-type="float" office:value="32.2775" calcext:value-type="float">
            <text:p>32.2775</text:p>
          </table:table-cell>
          <table:table-cell office:value-type="float" office:value="106.31" calcext:value-type="float">
            <text:p>106.3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63.362" calcext:value-type="float">
            <text:p>863.362</text:p>
          </table:table-cell>
          <table:table-cell office:value-type="float" office:value="-12.8915" calcext:value-type="float">
            <text:p>-12.8915</text:p>
          </table:table-cell>
          <table:table-cell office:value-type="float" office:value="149.529" calcext:value-type="float">
            <text:p>149.52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03.33" calcext:value-type="float">
            <text:p>803.33</text:p>
          </table:table-cell>
          <table:table-cell office:value-type="float" office:value="5.25386" calcext:value-type="float">
            <text:p>5.25386</text:p>
          </table:table-cell>
          <table:table-cell office:value-type="float" office:value="191.416" calcext:value-type="float">
            <text:p>191.41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71.036" calcext:value-type="float">
            <text:p>771.036</text:p>
          </table:table-cell>
          <table:table-cell office:value-type="float" office:value="-1.81061" calcext:value-type="float">
            <text:p>-1.81061</text:p>
          </table:table-cell>
          <table:table-cell office:value-type="float" office:value="230.775" calcext:value-type="float">
            <text:p>230.77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30.826" calcext:value-type="float">
            <text:p>730.826</text:p>
          </table:table-cell>
          <table:table-cell office:value-type="float" office:value="0.918156" calcext:value-type="float">
            <text:p>0.918156</text:p>
          </table:table-cell>
          <table:table-cell office:value-type="float" office:value="268.255" calcext:value-type="float">
            <text:p>268.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6.286" calcext:value-type="float">
            <text:p>696.286</text:p>
          </table:table-cell>
          <table:table-cell office:value-type="float" office:value="-0.0291322" calcext:value-type="float">
            <text:p>-0.0291322</text:p>
          </table:table-cell>
          <table:table-cell office:value-type="float" office:value="303.743" calcext:value-type="float">
            <text:p>303.74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62.223" calcext:value-type="float">
            <text:p>662.223</text:p>
          </table:table-cell>
          <table:table-cell office:value-type="float" office:value="0.354039" calcext:value-type="float">
            <text:p>0.354039</text:p>
          </table:table-cell>
          <table:table-cell office:value-type="float" office:value="337.423" calcext:value-type="float">
            <text:p>337.42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30.362" calcext:value-type="float">
            <text:p>630.362</text:p>
          </table:table-cell>
          <table:table-cell office:value-type="float" office:value="0.281053" calcext:value-type="float">
            <text:p>0.281053</text:p>
          </table:table-cell>
          <table:table-cell office:value-type="float" office:value="369.357" calcext:value-type="float">
            <text:p>369.35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99.994" calcext:value-type="float">
            <text:p>599.994</text:p>
          </table:table-cell>
          <table:table-cell office:value-type="float" office:value="0.359403" calcext:value-type="float">
            <text:p>0.359403</text:p>
          </table:table-cell>
          <table:table-cell office:value-type="float" office:value="399.647" calcext:value-type="float">
            <text:p>399.64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71.234" calcext:value-type="float">
            <text:p>571.234</text:p>
          </table:table-cell>
          <table:table-cell office:value-type="float" office:value="0.393874" calcext:value-type="float">
            <text:p>0.393874</text:p>
          </table:table-cell>
          <table:table-cell office:value-type="float" office:value="428.372" calcext:value-type="float">
            <text:p>428.37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43.941" calcext:value-type="float">
            <text:p>543.941</text:p>
          </table:table-cell>
          <table:table-cell office:value-type="float" office:value="0.443389" calcext:value-type="float">
            <text:p>0.443389</text:p>
          </table:table-cell>
          <table:table-cell office:value-type="float" office:value="455.615" calcext:value-type="float">
            <text:p>455.61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18.056" calcext:value-type="float">
            <text:p>518.056</text:p>
          </table:table-cell>
          <table:table-cell office:value-type="float" office:value="0.49154" calcext:value-type="float">
            <text:p>0.49154</text:p>
          </table:table-cell>
          <table:table-cell office:value-type="float" office:value="481.453" calcext:value-type="float">
            <text:p>481.45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93.502" calcext:value-type="float">
            <text:p>493.502</text:p>
          </table:table-cell>
          <table:table-cell office:value-type="float" office:value="0.542634" calcext:value-type="float">
            <text:p>0.542634</text:p>
          </table:table-cell>
          <table:table-cell office:value-type="float" office:value="505.956" calcext:value-type="float">
            <text:p>505.95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70.21" calcext:value-type="float">
            <text:p>470.21</text:p>
          </table:table-cell>
          <table:table-cell office:value-type="float" office:value="0.595749" calcext:value-type="float">
            <text:p>0.595749</text:p>
          </table:table-cell>
          <table:table-cell office:value-type="float" office:value="529.194" calcext:value-type="float">
            <text:p>529.19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48.117" calcext:value-type="float">
            <text:p>448.117</text:p>
          </table:table-cell>
          <table:table-cell office:value-type="float" office:value="0.65116" calcext:value-type="float">
            <text:p>0.65116</text:p>
          </table:table-cell>
          <table:table-cell office:value-type="float" office:value="551.232" calcext:value-type="float">
            <text:p>551.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.16" calcext:value-type="float">
            <text:p>427.16</text:p>
          </table:table-cell>
          <table:table-cell office:value-type="float" office:value="0.708899" calcext:value-type="float">
            <text:p>0.708899</text:p>
          </table:table-cell>
          <table:table-cell office:value-type="float" office:value="572.132" calcext:value-type="float">
            <text:p>572.13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07.28" calcext:value-type="float">
            <text:p>407.28</text:p>
          </table:table-cell>
          <table:table-cell office:value-type="float" office:value="0.769037" calcext:value-type="float">
            <text:p>0.769037</text:p>
          </table:table-cell>
          <table:table-cell office:value-type="float" office:value="591.951" calcext:value-type="float">
            <text:p>591.95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88.422" calcext:value-type="float">
            <text:p>388.422</text:p>
          </table:table-cell>
          <table:table-cell office:value-type="float" office:value="0.831642" calcext:value-type="float">
            <text:p>0.831642</text:p>
          </table:table-cell>
          <table:table-cell office:value-type="float" office:value="610.747" calcext:value-type="float">
            <text:p>610.74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70.533" calcext:value-type="float">
            <text:p>370.533</text:p>
          </table:table-cell>
          <table:table-cell office:value-type="float" office:value="0.89678" calcext:value-type="float">
            <text:p>0.89678</text:p>
          </table:table-cell>
          <table:table-cell office:value-type="float" office:value="628.571" calcext:value-type="float">
            <text:p>628.57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53.563" calcext:value-type="float">
            <text:p>353.563</text:p>
          </table:table-cell>
          <table:table-cell office:value-type="float" office:value="0.964516" calcext:value-type="float">
            <text:p>0.964516</text:p>
          </table:table-cell>
          <table:table-cell office:value-type="float" office:value="645.473" calcext:value-type="float">
            <text:p>645.47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37.465" calcext:value-type="float">
            <text:p>337.465</text:p>
          </table:table-cell>
          <table:table-cell office:value-type="float" office:value="1.03491" calcext:value-type="float">
            <text:p>1.03491</text:p>
          </table:table-cell>
          <table:table-cell office:value-type="float" office:value="661.5" calcext:value-type="float">
            <text:p>661.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22.193" calcext:value-type="float">
            <text:p>322.193</text:p>
          </table:table-cell>
          <table:table-cell office:value-type="float" office:value="1.10803" calcext:value-type="float">
            <text:p>1.10803</text:p>
          </table:table-cell>
          <table:table-cell office:value-type="float" office:value="676.699" calcext:value-type="float">
            <text:p>676.69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07.706" calcext:value-type="float">
            <text:p>307.706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691.11" calcext:value-type="float">
            <text:p>691.1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93.962" calcext:value-type="float">
            <text:p>293.962</text:p>
          </table:table-cell>
          <table:table-cell office:value-type="float" office:value="1.26267" calcext:value-type="float">
            <text:p>1.26267</text:p>
          </table:table-cell>
          <table:table-cell office:value-type="float" office:value="704.775" calcext:value-type="float">
            <text:p>704.77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80.923" calcext:value-type="float">
            <text:p>280.923</text:p>
          </table:table-cell>
          <table:table-cell office:value-type="float" office:value="1.3443" calcext:value-type="float">
            <text:p>1.3443</text:p>
          </table:table-cell>
          <table:table-cell office:value-type="float" office:value="717.732" calcext:value-type="float">
            <text:p>717.7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8.553" calcext:value-type="float">
            <text:p>268.553</text:p>
          </table:table-cell>
          <table:table-cell office:value-type="float" office:value="1.42887" calcext:value-type="float">
            <text:p>1.42887</text:p>
          </table:table-cell>
          <table:table-cell office:value-type="float" office:value="730.018" calcext:value-type="float">
            <text:p>730.01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56.818" calcext:value-type="float">
            <text:p>256.818</text:p>
          </table:table-cell>
          <table:table-cell office:value-type="float" office:value="1.51642" calcext:value-type="float">
            <text:p>1.51642</text:p>
          </table:table-cell>
          <table:table-cell office:value-type="float" office:value="741.666" calcext:value-type="float">
            <text:p>741.66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45.684" calcext:value-type="float">
            <text:p>245.684</text:p>
          </table:table-cell>
          <table:table-cell office:value-type="float" office:value="1.60701" calcext:value-type="float">
            <text:p>1.60701</text:p>
          </table:table-cell>
          <table:table-cell office:value-type="float" office:value="752.709" calcext:value-type="float">
            <text:p>752.70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35.12" calcext:value-type="float">
            <text:p>235.12</text:p>
          </table:table-cell>
          <table:table-cell office:value-type="float" office:value="1.70067" calcext:value-type="float">
            <text:p>1.70067</text:p>
          </table:table-cell>
          <table:table-cell office:value-type="float" office:value="763.179" calcext:value-type="float">
            <text:p>763.17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25.098" calcext:value-type="float">
            <text:p>225.098</text:p>
          </table:table-cell>
          <table:table-cell office:value-type="float" office:value="1.79743" calcext:value-type="float">
            <text:p>1.79743</text:p>
          </table:table-cell>
          <table:table-cell office:value-type="float" office:value="773.105" calcext:value-type="float">
            <text:p>773.10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15.589" calcext:value-type="float">
            <text:p>215.589</text:p>
          </table:table-cell>
          <table:table-cell office:value-type="float" office:value="1.89732" calcext:value-type="float">
            <text:p>1.89732</text:p>
          </table:table-cell>
          <table:table-cell office:value-type="float" office:value="782.514" calcext:value-type="float">
            <text:p>782.51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06.566" calcext:value-type="float">
            <text:p>206.566</text:p>
          </table:table-cell>
          <table:table-cell office:value-type="float" office:value="2.00036" calcext:value-type="float">
            <text:p>2.00036</text:p>
          </table:table-cell>
          <table:table-cell office:value-type="float" office:value="791.434" calcext:value-type="float">
            <text:p>791.43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98.005" calcext:value-type="float">
            <text:p>198.005</text:p>
          </table:table-cell>
          <table:table-cell office:value-type="float" office:value="2.10657" calcext:value-type="float">
            <text:p>2.10657</text:p>
          </table:table-cell>
          <table:table-cell office:value-type="float" office:value="799.889" calcext:value-type="float">
            <text:p>799.88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89.882" calcext:value-type="float">
            <text:p>189.882</text:p>
          </table:table-cell>
          <table:table-cell office:value-type="float" office:value="2.21595" calcext:value-type="float">
            <text:p>2.21595</text:p>
          </table:table-cell>
          <table:table-cell office:value-type="float" office:value="807.902" calcext:value-type="float">
            <text:p>807.90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82.174" calcext:value-type="float">
            <text:p>182.174</text:p>
          </table:table-cell>
          <table:table-cell office:value-type="float" office:value="2.32852" calcext:value-type="float">
            <text:p>2.32852</text:p>
          </table:table-cell>
          <table:table-cell office:value-type="float" office:value="815.498" calcext:value-type="float">
            <text:p>815.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.859" calcext:value-type="float">
            <text:p>174.859</text:p>
          </table:table-cell>
          <table:table-cell office:value-type="float" office:value="2.44427" calcext:value-type="float">
            <text:p>2.44427</text:p>
          </table:table-cell>
          <table:table-cell office:value-type="float" office:value="822.696" calcext:value-type="float">
            <text:p>822.69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67.919" calcext:value-type="float">
            <text:p>167.919</text:p>
          </table:table-cell>
          <table:table-cell office:value-type="float" office:value="2.56319" calcext:value-type="float">
            <text:p>2.56319</text:p>
          </table:table-cell>
          <table:table-cell office:value-type="float" office:value="829.518" calcext:value-type="float">
            <text:p>829.51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61.332" calcext:value-type="float">
            <text:p>161.332</text:p>
          </table:table-cell>
          <table:table-cell office:value-type="float" office:value="2.68525" calcext:value-type="float">
            <text:p>2.68525</text:p>
          </table:table-cell>
          <table:table-cell office:value-type="float" office:value="835.983" calcext:value-type="float">
            <text:p>835.98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55.082" calcext:value-type="float">
            <text:p>155.082</text:p>
          </table:table-cell>
          <table:table-cell office:value-type="float" office:value="2.81044" calcext:value-type="float">
            <text:p>2.81044</text:p>
          </table:table-cell>
          <table:table-cell office:value-type="float" office:value="842.108" calcext:value-type="float">
            <text:p>842.10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49.15" calcext:value-type="float">
            <text:p>149.15</text:p>
          </table:table-cell>
          <table:table-cell office:value-type="float" office:value="2.93871" calcext:value-type="float">
            <text:p>2.93871</text:p>
          </table:table-cell>
          <table:table-cell office:value-type="float" office:value="847.911" calcext:value-type="float">
            <text:p>847.91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43.521" calcext:value-type="float">
            <text:p>143.521</text:p>
          </table:table-cell>
          <table:table-cell office:value-type="float" office:value="3.07003" calcext:value-type="float">
            <text:p>3.07003</text:p>
          </table:table-cell>
          <table:table-cell office:value-type="float" office:value="853.409" calcext:value-type="float">
            <text:p>853.40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38.179" calcext:value-type="float">
            <text:p>138.179</text:p>
          </table:table-cell>
          <table:table-cell office:value-type="float" office:value="3.20434" calcext:value-type="float">
            <text:p>3.20434</text:p>
          </table:table-cell>
          <table:table-cell office:value-type="float" office:value="858.617" calcext:value-type="float">
            <text:p>858.61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33.108" calcext:value-type="float">
            <text:p>133.108</text:p>
          </table:table-cell>
          <table:table-cell office:value-type="float" office:value="3.34159" calcext:value-type="float">
            <text:p>3.34159</text:p>
          </table:table-cell>
          <table:table-cell office:value-type="float" office:value="863.55" calcext:value-type="float">
            <text:p>863.5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28.296" calcext:value-type="float">
            <text:p>128.296</text:p>
          </table:table-cell>
          <table:table-cell office:value-type="float" office:value="3.4817" calcext:value-type="float">
            <text:p>3.4817</text:p>
          </table:table-cell>
          <table:table-cell office:value-type="float" office:value="868.222" calcext:value-type="float">
            <text:p>868.22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23.729" calcext:value-type="float">
            <text:p>123.729</text:p>
          </table:table-cell>
          <table:table-cell office:value-type="float" office:value="3.6246" calcext:value-type="float">
            <text:p>3.6246</text:p>
          </table:table-cell>
          <table:table-cell office:value-type="float" office:value="872.647" calcext:value-type="float">
            <text:p>872.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.394" calcext:value-type="float">
            <text:p>119.394</text:p>
          </table:table-cell>
          <table:table-cell office:value-type="float" office:value="3.77019" calcext:value-type="float">
            <text:p>3.77019</text:p>
          </table:table-cell>
          <table:table-cell office:value-type="float" office:value="876.836" calcext:value-type="float">
            <text:p>876.83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15.279" calcext:value-type="float">
            <text:p>115.279</text:p>
          </table:table-cell>
          <table:table-cell office:value-type="float" office:value="3.9184" calcext:value-type="float">
            <text:p>3.9184</text:p>
          </table:table-cell>
          <table:table-cell office:value-type="float" office:value="880.802" calcext:value-type="float">
            <text:p>880.80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11.374" calcext:value-type="float">
            <text:p>111.374</text:p>
          </table:table-cell>
          <table:table-cell office:value-type="float" office:value="4.06911" calcext:value-type="float">
            <text:p>4.06911</text:p>
          </table:table-cell>
          <table:table-cell office:value-type="float" office:value="884.557" calcext:value-type="float">
            <text:p>884.55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07.668" calcext:value-type="float">
            <text:p>107.668</text:p>
          </table:table-cell>
          <table:table-cell office:value-type="float" office:value="4.2222" calcext:value-type="float">
            <text:p>4.2222</text:p>
          </table:table-cell>
          <table:table-cell office:value-type="float" office:value="888.11" calcext:value-type="float">
            <text:p>888.1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04.149" calcext:value-type="float">
            <text:p>104.149</text:p>
          </table:table-cell>
          <table:table-cell office:value-type="float" office:value="4.37757" calcext:value-type="float">
            <text:p>4.37757</text:p>
          </table:table-cell>
          <table:table-cell office:value-type="float" office:value="891.473" calcext:value-type="float">
            <text:p>891.47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0.81" calcext:value-type="float">
            <text:p>100.81</text:p>
          </table:table-cell>
          <table:table-cell office:value-type="float" office:value="4.53507" calcext:value-type="float">
            <text:p>4.53507</text:p>
          </table:table-cell>
          <table:table-cell office:value-type="float" office:value="894.655" calcext:value-type="float">
            <text:p>894.65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7.6405" calcext:value-type="float">
            <text:p>97.6405</text:p>
          </table:table-cell>
          <table:table-cell office:value-type="float" office:value="4.69458" calcext:value-type="float">
            <text:p>4.69458</text:p>
          </table:table-cell>
          <table:table-cell office:value-type="float" office:value="897.665" calcext:value-type="float">
            <text:p>897.66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4.632" calcext:value-type="float">
            <text:p>94.632</text:p>
          </table:table-cell>
          <table:table-cell office:value-type="float" office:value="4.85594" calcext:value-type="float">
            <text:p>4.85594</text:p>
          </table:table-cell>
          <table:table-cell office:value-type="float" office:value="900.512" calcext:value-type="float">
            <text:p>900.51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1.7765" calcext:value-type="float">
            <text:p>91.7765</text:p>
          </table:table-cell>
          <table:table-cell office:value-type="float" office:value="5.01901" calcext:value-type="float">
            <text:p>5.01901</text:p>
          </table:table-cell>
          <table:table-cell office:value-type="float" office:value="903.204" calcext:value-type="float">
            <text:p>903.20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9.0663" calcext:value-type="float">
            <text:p>89.0663</text:p>
          </table:table-cell>
          <table:table-cell office:value-type="float" office:value="5.18363" calcext:value-type="float">
            <text:p>5.18363</text:p>
          </table:table-cell>
          <table:table-cell office:value-type="float" office:value="905.75" calcext:value-type="float">
            <text:p>905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.494" calcext:value-type="float">
            <text:p>86.494</text:p>
          </table:table-cell>
          <table:table-cell office:value-type="float" office:value="5.34964" calcext:value-type="float">
            <text:p>5.34964</text:p>
          </table:table-cell>
          <table:table-cell office:value-type="float" office:value="908.156" calcext:value-type="float">
            <text:p>908.15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4.0527" calcext:value-type="float">
            <text:p>84.0527</text:p>
          </table:table-cell>
          <table:table-cell office:value-type="float" office:value="5.51685" calcext:value-type="float">
            <text:p>5.51685</text:p>
          </table:table-cell>
          <table:table-cell office:value-type="float" office:value="910.43" calcext:value-type="float">
            <text:p>910.4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1.7358" calcext:value-type="float">
            <text:p>81.7358</text:p>
          </table:table-cell>
          <table:table-cell office:value-type="float" office:value="5.6851" calcext:value-type="float">
            <text:p>5.6851</text:p>
          </table:table-cell>
          <table:table-cell office:value-type="float" office:value="912.579" calcext:value-type="float">
            <text:p>912.57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9.5371" calcext:value-type="float">
            <text:p>79.5371</text:p>
          </table:table-cell>
          <table:table-cell office:value-type="float" office:value="5.8542" calcext:value-type="float">
            <text:p>5.8542</text:p>
          </table:table-cell>
          <table:table-cell office:value-type="float" office:value="914.609" calcext:value-type="float">
            <text:p>914.60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7.4506" calcext:value-type="float">
            <text:p>77.4506</text:p>
          </table:table-cell>
          <table:table-cell office:value-type="float" office:value="6.02397" calcext:value-type="float">
            <text:p>6.02397</text:p>
          </table:table-cell>
          <table:table-cell office:value-type="float" office:value="916.525" calcext:value-type="float">
            <text:p>916.52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5.4709" calcext:value-type="float">
            <text:p>75.4709</text:p>
          </table:table-cell>
          <table:table-cell office:value-type="float" office:value="6.19422" calcext:value-type="float">
            <text:p>6.19422</text:p>
          </table:table-cell>
          <table:table-cell office:value-type="float" office:value="918.335" calcext:value-type="float">
            <text:p>918.33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.36476" calcext:value-type="float">
            <text:p>6.36476</text:p>
          </table:table-cell>
          <table:table-cell office:value-type="float" office:value="920.043" calcext:value-type="float">
            <text:p>920.04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71.8104" calcext:value-type="float">
            <text:p>71.8104</text:p>
          </table:table-cell>
          <table:table-cell office:value-type="float" office:value="6.53538" calcext:value-type="float">
            <text:p>6.53538</text:p>
          </table:table-cell>
          <table:table-cell office:value-type="float" office:value="921.654" calcext:value-type="float">
            <text:p>921.65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70.1199" calcext:value-type="float">
            <text:p>70.1199</text:p>
          </table:table-cell>
          <table:table-cell office:value-type="float" office:value="6.70591" calcext:value-type="float">
            <text:p>6.70591</text:p>
          </table:table-cell>
          <table:table-cell office:value-type="float" office:value="923.174" calcext:value-type="float">
            <text:p>923.17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68.5164" calcext:value-type="float">
            <text:p>68.5164</text:p>
          </table:table-cell>
          <table:table-cell office:value-type="float" office:value="6.87613" calcext:value-type="float">
            <text:p>6.87613</text:p>
          </table:table-cell>
          <table:table-cell office:value-type="float" office:value="924.607" calcext:value-type="float">
            <text:p>924.6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.9956" calcext:value-type="float">
            <text:p>66.9956</text:p>
          </table:table-cell>
          <table:table-cell office:value-type="float" office:value="7.04584" calcext:value-type="float">
            <text:p>7.04584</text:p>
          </table:table-cell>
          <table:table-cell office:value-type="float" office:value="925.959" calcext:value-type="float">
            <text:p>925.95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65.5536" calcext:value-type="float">
            <text:p>65.5536</text:p>
          </table:table-cell>
          <table:table-cell office:value-type="float" office:value="7.21486" calcext:value-type="float">
            <text:p>7.21486</text:p>
          </table:table-cell>
          <table:table-cell office:value-type="float" office:value="927.232" calcext:value-type="float">
            <text:p>927.23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64.1864" calcext:value-type="float">
            <text:p>64.1864</text:p>
          </table:table-cell>
          <table:table-cell office:value-type="float" office:value="7.38299" calcext:value-type="float">
            <text:p>7.38299</text:p>
          </table:table-cell>
          <table:table-cell office:value-type="float" office:value="928.431" calcext:value-type="float">
            <text:p>928.43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62.8903" calcext:value-type="float">
            <text:p>62.8903</text:p>
          </table:table-cell>
          <table:table-cell office:value-type="float" office:value="7.55003" calcext:value-type="float">
            <text:p>7.55003</text:p>
          </table:table-cell>
          <table:table-cell office:value-type="float" office:value="929.56" calcext:value-type="float">
            <text:p>929.5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61.6619" calcext:value-type="float">
            <text:p>61.6619</text:p>
          </table:table-cell>
          <table:table-cell office:value-type="float" office:value="7.71579" calcext:value-type="float">
            <text:p>7.71579</text:p>
          </table:table-cell>
          <table:table-cell office:value-type="float" office:value="930.622" calcext:value-type="float">
            <text:p>930.62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60.4979" calcext:value-type="float">
            <text:p>60.4979</text:p>
          </table:table-cell>
          <table:table-cell office:value-type="float" office:value="7.88008" calcext:value-type="float">
            <text:p>7.88008</text:p>
          </table:table-cell>
          <table:table-cell office:value-type="float" office:value="931.622" calcext:value-type="float">
            <text:p>931.62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9.3952" calcext:value-type="float">
            <text:p>59.3952</text:p>
          </table:table-cell>
          <table:table-cell office:value-type="float" office:value="8.04272" calcext:value-type="float">
            <text:p>8.04272</text:p>
          </table:table-cell>
          <table:table-cell office:value-type="float" office:value="932.562" calcext:value-type="float">
            <text:p>932.56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58.3507" calcext:value-type="float">
            <text:p>58.3507</text:p>
          </table:table-cell>
          <table:table-cell office:value-type="float" office:value="8.20352" calcext:value-type="float">
            <text:p>8.20352</text:p>
          </table:table-cell>
          <table:table-cell office:value-type="float" office:value="933.446" calcext:value-type="float">
            <text:p>933.44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7.3617" calcext:value-type="float">
            <text:p>57.3617</text:p>
          </table:table-cell>
          <table:table-cell office:value-type="float" office:value="8.36232" calcext:value-type="float">
            <text:p>8.36232</text:p>
          </table:table-cell>
          <table:table-cell office:value-type="float" office:value="934.276" calcext:value-type="float">
            <text:p>934.27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6.4254" calcext:value-type="float">
            <text:p>56.4254</text:p>
          </table:table-cell>
          <table:table-cell office:value-type="float" office:value="8.51894" calcext:value-type="float">
            <text:p>8.51894</text:p>
          </table:table-cell>
          <table:table-cell office:value-type="float" office:value="935.056" calcext:value-type="float">
            <text:p>935.0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.5394" calcext:value-type="float">
            <text:p>55.5394</text:p>
          </table:table-cell>
          <table:table-cell office:value-type="float" office:value="8.67323" calcext:value-type="float">
            <text:p>8.67323</text:p>
          </table:table-cell>
          <table:table-cell office:value-type="float" office:value="935.787" calcext:value-type="float">
            <text:p>935.78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54.7011" calcext:value-type="float">
            <text:p>54.7011</text:p>
          </table:table-cell>
          <table:table-cell office:value-type="float" office:value="8.82502" calcext:value-type="float">
            <text:p>8.82502</text:p>
          </table:table-cell>
          <table:table-cell office:value-type="float" office:value="936.474" calcext:value-type="float">
            <text:p>936.47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3.9083" calcext:value-type="float">
            <text:p>53.9083</text:p>
          </table:table-cell>
          <table:table-cell office:value-type="float" office:value="8.97417" calcext:value-type="float">
            <text:p>8.97417</text:p>
          </table:table-cell>
          <table:table-cell office:value-type="float" office:value="937.118" calcext:value-type="float">
            <text:p>937.11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53.1588" calcext:value-type="float">
            <text:p>53.1588</text:p>
          </table:table-cell>
          <table:table-cell office:value-type="float" office:value="9.12055" calcext:value-type="float">
            <text:p>9.12055</text:p>
          </table:table-cell>
          <table:table-cell office:value-type="float" office:value="937.721" calcext:value-type="float">
            <text:p>937.72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2.4504" calcext:value-type="float">
            <text:p>52.4504</text:p>
          </table:table-cell>
          <table:table-cell office:value-type="float" office:value="9.26402" calcext:value-type="float">
            <text:p>9.26402</text:p>
          </table:table-cell>
          <table:table-cell office:value-type="float" office:value="938.286" calcext:value-type="float">
            <text:p>938.28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1.7812" calcext:value-type="float">
            <text:p>51.7812</text:p>
          </table:table-cell>
          <table:table-cell office:value-type="float" office:value="9.40446" calcext:value-type="float">
            <text:p>9.40446</text:p>
          </table:table-cell>
          <table:table-cell office:value-type="float" office:value="938.814" calcext:value-type="float">
            <text:p>938.81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1.1493" calcext:value-type="float">
            <text:p>51.1493</text:p>
          </table:table-cell>
          <table:table-cell office:value-type="float" office:value="9.54176" calcext:value-type="float">
            <text:p>9.54176</text:p>
          </table:table-cell>
          <table:table-cell office:value-type="float" office:value="939.309" calcext:value-type="float">
            <text:p>939.30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0.5529" calcext:value-type="float">
            <text:p>50.5529</text:p>
          </table:table-cell>
          <table:table-cell office:value-type="float" office:value="9.67581" calcext:value-type="float">
            <text:p>9.67581</text:p>
          </table:table-cell>
          <table:table-cell office:value-type="float" office:value="939.771" calcext:value-type="float">
            <text:p>939.771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9.9902" calcext:value-type="float">
            <text:p>49.9902</text:p>
          </table:table-cell>
          <table:table-cell office:value-type="float" office:value="9.80653" calcext:value-type="float">
            <text:p>9.80653</text:p>
          </table:table-cell>
          <table:table-cell office:value-type="float" office:value="940.203" calcext:value-type="float">
            <text:p>940.20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49.4596" calcext:value-type="float">
            <text:p>49.4596</text:p>
          </table:table-cell>
          <table:table-cell office:value-type="float" office:value="9.93383" calcext:value-type="float">
            <text:p>9.93383</text:p>
          </table:table-cell>
          <table:table-cell office:value-type="float" office:value="940.607" calcext:value-type="float">
            <text:p>940.6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.9595" calcext:value-type="float">
            <text:p>48.9595</text:p>
          </table:table-cell>
          <table:table-cell office:value-type="float" office:value="10.0576" calcext:value-type="float">
            <text:p>10.0576</text:p>
          </table:table-cell>
          <table:table-cell office:value-type="float" office:value="940.983" calcext:value-type="float">
            <text:p>940.98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8.4884" calcext:value-type="float">
            <text:p>48.4884</text:p>
          </table:table-cell>
          <table:table-cell office:value-type="float" office:value="10.1779" calcext:value-type="float">
            <text:p>10.1779</text:p>
          </table:table-cell>
          <table:table-cell office:value-type="float" office:value="941.334" calcext:value-type="float">
            <text:p>941.33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.0448" calcext:value-type="float">
            <text:p>48.0448</text:p>
          </table:table-cell>
          <table:table-cell office:value-type="float" office:value="10.2946" calcext:value-type="float">
            <text:p>10.2946</text:p>
          </table:table-cell>
          <table:table-cell office:value-type="float" office:value="941.661" calcext:value-type="float">
            <text:p>941.661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7.6275" calcext:value-type="float">
            <text:p>47.6275</text:p>
          </table:table-cell>
          <table:table-cell office:value-type="float" office:value="10.4076" calcext:value-type="float">
            <text:p>10.4076</text:p>
          </table:table-cell>
          <table:table-cell office:value-type="float" office:value="941.965" calcext:value-type="float">
            <text:p>941.96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7.235" calcext:value-type="float">
            <text:p>47.235</text:p>
          </table:table-cell>
          <table:table-cell office:value-type="float" office:value="10.5169" calcext:value-type="float">
            <text:p>10.5169</text:p>
          </table:table-cell>
          <table:table-cell office:value-type="float" office:value="942.248" calcext:value-type="float">
            <text:p>942.24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6.8662" calcext:value-type="float">
            <text:p>46.8662</text:p>
          </table:table-cell>
          <table:table-cell office:value-type="float" office:value="10.6226" calcext:value-type="float">
            <text:p>10.6226</text:p>
          </table:table-cell>
          <table:table-cell office:value-type="float" office:value="942.511" calcext:value-type="float">
            <text:p>942.51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6.5198" calcext:value-type="float">
            <text:p>46.5198</text:p>
          </table:table-cell>
          <table:table-cell office:value-type="float" office:value="10.7245" calcext:value-type="float">
            <text:p>10.7245</text:p>
          </table:table-cell>
          <table:table-cell office:value-type="float" office:value="942.756" calcext:value-type="float">
            <text:p>942.75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10.8228" calcext:value-type="float">
            <text:p>10.8228</text:p>
          </table:table-cell>
          <table:table-cell office:value-type="float" office:value="942.983" calcext:value-type="float">
            <text:p>942.98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5.8898" calcext:value-type="float">
            <text:p>45.8898</text:p>
          </table:table-cell>
          <table:table-cell office:value-type="float" office:value="10.9173" calcext:value-type="float">
            <text:p>10.9173</text:p>
          </table:table-cell>
          <table:table-cell office:value-type="float" office:value="943.193" calcext:value-type="float">
            <text:p>943.19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45.604" calcext:value-type="float">
            <text:p>45.604</text:p>
          </table:table-cell>
          <table:table-cell office:value-type="float" office:value="11.0082" calcext:value-type="float">
            <text:p>11.0082</text:p>
          </table:table-cell>
          <table:table-cell office:value-type="float" office:value="943.388" calcext:value-type="float">
            <text:p>943.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.3363" calcext:value-type="float">
            <text:p>45.3363</text:p>
          </table:table-cell>
          <table:table-cell office:value-type="float" office:value="11.0954" calcext:value-type="float">
            <text:p>11.0954</text:p>
          </table:table-cell>
          <table:table-cell office:value-type="float" office:value="943.568" calcext:value-type="float">
            <text:p>943.56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5.0859" calcext:value-type="float">
            <text:p>45.0859</text:p>
          </table:table-cell>
          <table:table-cell office:value-type="float" office:value="11.179" calcext:value-type="float">
            <text:p>11.179</text:p>
          </table:table-cell>
          <table:table-cell office:value-type="float" office:value="943.735" calcext:value-type="float">
            <text:p>943.73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4.8516" calcext:value-type="float">
            <text:p>44.8516</text:p>
          </table:table-cell>
          <table:table-cell office:value-type="float" office:value="11.259" calcext:value-type="float">
            <text:p>11.259</text:p>
          </table:table-cell>
          <table:table-cell office:value-type="float" office:value="943.889" calcext:value-type="float">
            <text:p>943.88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44.6328" calcext:value-type="float">
            <text:p>44.6328</text:p>
          </table:table-cell>
          <table:table-cell office:value-type="float" office:value="11.3355" calcext:value-type="float">
            <text:p>11.3355</text:p>
          </table:table-cell>
          <table:table-cell office:value-type="float" office:value="944.032" calcext:value-type="float">
            <text:p>944.032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4.4285" calcext:value-type="float">
            <text:p>44.4285</text:p>
          </table:table-cell>
          <table:table-cell office:value-type="float" office:value="11.4085" calcext:value-type="float">
            <text:p>11.4085</text:p>
          </table:table-cell>
          <table:table-cell office:value-type="float" office:value="944.163" calcext:value-type="float">
            <text:p>944.16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44.2379" calcext:value-type="float">
            <text:p>44.2379</text:p>
          </table:table-cell>
          <table:table-cell office:value-type="float" office:value="11.4781" calcext:value-type="float">
            <text:p>11.4781</text:p>
          </table:table-cell>
          <table:table-cell office:value-type="float" office:value="944.284" calcext:value-type="float">
            <text:p>944.28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4.0603" calcext:value-type="float">
            <text:p>44.0603</text:p>
          </table:table-cell>
          <table:table-cell office:value-type="float" office:value="11.5444" calcext:value-type="float">
            <text:p>11.5444</text:p>
          </table:table-cell>
          <table:table-cell office:value-type="float" office:value="944.395" calcext:value-type="float">
            <text:p>944.395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3.8949" calcext:value-type="float">
            <text:p>43.8949</text:p>
          </table:table-cell>
          <table:table-cell office:value-type="float" office:value="11.6074" calcext:value-type="float">
            <text:p>11.6074</text:p>
          </table:table-cell>
          <table:table-cell office:value-type="float" office:value="944.498" calcext:value-type="float">
            <text:p>944.49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3.741" calcext:value-type="float">
            <text:p>43.741</text:p>
          </table:table-cell>
          <table:table-cell office:value-type="float" office:value="11.6673" calcext:value-type="float">
            <text:p>11.6673</text:p>
          </table:table-cell>
          <table:table-cell office:value-type="float" office:value="944.592" calcext:value-type="float">
            <text:p>944.59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43.598" calcext:value-type="float">
            <text:p>43.598</text:p>
          </table:table-cell>
          <table:table-cell office:value-type="float" office:value="11.724" calcext:value-type="float">
            <text:p>11.724</text:p>
          </table:table-cell>
          <table:table-cell office:value-type="float" office:value="944.678" calcext:value-type="float">
            <text:p>944.6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.4651" calcext:value-type="float">
            <text:p>43.4651</text:p>
          </table:table-cell>
          <table:table-cell office:value-type="float" office:value="11.7778" calcext:value-type="float">
            <text:p>11.7778</text:p>
          </table:table-cell>
          <table:table-cell office:value-type="float" office:value="944.757" calcext:value-type="float">
            <text:p>944.757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43.3419" calcext:value-type="float">
            <text:p>43.3419</text:p>
          </table:table-cell>
          <table:table-cell office:value-type="float" office:value="11.8286" calcext:value-type="float">
            <text:p>11.8286</text:p>
          </table:table-cell>
          <table:table-cell office:value-type="float" office:value="944.829" calcext:value-type="float">
            <text:p>944.82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3.2278" calcext:value-type="float">
            <text:p>43.2278</text:p>
          </table:table-cell>
          <table:table-cell office:value-type="float" office:value="11.8766" calcext:value-type="float">
            <text:p>11.8766</text:p>
          </table:table-cell>
          <table:table-cell office:value-type="float" office:value="944.896" calcext:value-type="float">
            <text:p>944.896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43.1221" calcext:value-type="float">
            <text:p>43.1221</text:p>
          </table:table-cell>
          <table:table-cell office:value-type="float" office:value="11.9219" calcext:value-type="float">
            <text:p>11.9219</text:p>
          </table:table-cell>
          <table:table-cell office:value-type="float" office:value="944.956" calcext:value-type="float">
            <text:p>944.95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3.0243" calcext:value-type="float">
            <text:p>43.0243</text:p>
          </table:table-cell>
          <table:table-cell office:value-type="float" office:value="11.9645" calcext:value-type="float">
            <text:p>11.9645</text:p>
          </table:table-cell>
          <table:table-cell office:value-type="float" office:value="945.011" calcext:value-type="float">
            <text:p>945.01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2.934" calcext:value-type="float">
            <text:p>42.934</text:p>
          </table:table-cell>
          <table:table-cell office:value-type="float" office:value="12.0047" calcext:value-type="float">
            <text:p>12.0047</text:p>
          </table:table-cell>
          <table:table-cell office:value-type="float" office:value="945.061" calcext:value-type="float">
            <text:p>945.06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2.8506" calcext:value-type="float">
            <text:p>42.8506</text:p>
          </table:table-cell>
          <table:table-cell office:value-type="float" office:value="12.0423" calcext:value-type="float">
            <text:p>12.0423</text:p>
          </table:table-cell>
          <table:table-cell office:value-type="float" office:value="945.107" calcext:value-type="float">
            <text:p>945.107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2.7737" calcext:value-type="float">
            <text:p>42.7737</text:p>
          </table:table-cell>
          <table:table-cell office:value-type="float" office:value="12.0777" calcext:value-type="float">
            <text:p>12.0777</text:p>
          </table:table-cell>
          <table:table-cell office:value-type="float" office:value="945.149" calcext:value-type="float">
            <text:p>945.14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2.703" calcext:value-type="float">
            <text:p>42.703</text:p>
          </table:table-cell>
          <table:table-cell office:value-type="float" office:value="12.1108" calcext:value-type="float">
            <text:p>12.1108</text:p>
          </table:table-cell>
          <table:table-cell office:value-type="float" office:value="945.186" calcext:value-type="float">
            <text:p>945.186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2.6379" calcext:value-type="float">
            <text:p>42.6379</text:p>
          </table:table-cell>
          <table:table-cell office:value-type="float" office:value="12.1418" calcext:value-type="float">
            <text:p>12.1418</text:p>
          </table:table-cell>
          <table:table-cell office:value-type="float" office:value="945.22" calcext:value-type="float">
            <text:p>945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5781" calcext:value-type="float">
            <text:p>42.5781</text:p>
          </table:table-cell>
          <table:table-cell office:value-type="float" office:value="12.1708" calcext:value-type="float">
            <text:p>12.1708</text:p>
          </table:table-cell>
          <table:table-cell office:value-type="float" office:value="945.251" calcext:value-type="float">
            <text:p>945.25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42.5232" calcext:value-type="float">
            <text:p>42.5232</text:p>
          </table:table-cell>
          <table:table-cell office:value-type="float" office:value="12.1978" calcext:value-type="float">
            <text:p>12.1978</text:p>
          </table:table-cell>
          <table:table-cell office:value-type="float" office:value="945.279" calcext:value-type="float">
            <text:p>945.27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2.473" calcext:value-type="float">
            <text:p>42.473</text:p>
          </table:table-cell>
          <table:table-cell office:value-type="float" office:value="12.223" calcext:value-type="float">
            <text:p>12.223</text:p>
          </table:table-cell>
          <table:table-cell office:value-type="float" office:value="945.304" calcext:value-type="float">
            <text:p>945.304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2.427" calcext:value-type="float">
            <text:p>42.427</text:p>
          </table:table-cell>
          <table:table-cell office:value-type="float" office:value="12.2465" calcext:value-type="float">
            <text:p>12.2465</text:p>
          </table:table-cell>
          <table:table-cell office:value-type="float" office:value="945.327" calcext:value-type="float">
            <text:p>945.327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2.3849" calcext:value-type="float">
            <text:p>42.3849</text:p>
          </table:table-cell>
          <table:table-cell office:value-type="float" office:value="12.2682" calcext:value-type="float">
            <text:p>12.2682</text:p>
          </table:table-cell>
          <table:table-cell office:value-type="float" office:value="945.347" calcext:value-type="float">
            <text:p>945.34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2.3465" calcext:value-type="float">
            <text:p>42.3465</text:p>
          </table:table-cell>
          <table:table-cell office:value-type="float" office:value="12.2885" calcext:value-type="float">
            <text:p>12.2885</text:p>
          </table:table-cell>
          <table:table-cell office:value-type="float" office:value="945.365" calcext:value-type="float">
            <text:p>945.36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2.3115" calcext:value-type="float">
            <text:p>42.3115</text:p>
          </table:table-cell>
          <table:table-cell office:value-type="float" office:value="12.3072" calcext:value-type="float">
            <text:p>12.3072</text:p>
          </table:table-cell>
          <table:table-cell office:value-type="float" office:value="945.381" calcext:value-type="float">
            <text:p>945.38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2.2796" calcext:value-type="float">
            <text:p>42.2796</text:p>
          </table:table-cell>
          <table:table-cell office:value-type="float" office:value="12.3246" calcext:value-type="float">
            <text:p>12.3246</text:p>
          </table:table-cell>
          <table:table-cell office:value-type="float" office:value="945.396" calcext:value-type="float">
            <text:p>945.396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2.2507" calcext:value-type="float">
            <text:p>42.2507</text:p>
          </table:table-cell>
          <table:table-cell office:value-type="float" office:value="12.3406" calcext:value-type="float">
            <text:p>12.3406</text:p>
          </table:table-cell>
          <table:table-cell office:value-type="float" office:value="945.409" calcext:value-type="float">
            <text:p>945.40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2.2244" calcext:value-type="float">
            <text:p>42.2244</text:p>
          </table:table-cell>
          <table:table-cell office:value-type="float" office:value="12.3554" calcext:value-type="float">
            <text:p>12.3554</text:p>
          </table:table-cell>
          <table:table-cell office:value-type="float" office:value="945.42" calcext:value-type="float">
            <text:p>945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.2005" calcext:value-type="float">
            <text:p>42.2005</text:p>
          </table:table-cell>
          <table:table-cell office:value-type="float" office:value="12.369" calcext:value-type="float">
            <text:p>12.369</text:p>
          </table:table-cell>
          <table:table-cell office:value-type="float" office:value="945.43" calcext:value-type="float">
            <text:p>945.4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2.179" calcext:value-type="float">
            <text:p>42.179</text:p>
          </table:table-cell>
          <table:table-cell office:value-type="float" office:value="12.3816" calcext:value-type="float">
            <text:p>12.3816</text:p>
          </table:table-cell>
          <table:table-cell office:value-type="float" office:value="945.439" calcext:value-type="float">
            <text:p>945.43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2.1595" calcext:value-type="float">
            <text:p>42.1595</text:p>
          </table:table-cell>
          <table:table-cell office:value-type="float" office:value="12.3931" calcext:value-type="float">
            <text:p>12.3931</text:p>
          </table:table-cell>
          <table:table-cell office:value-type="float" office:value="945.447" calcext:value-type="float">
            <text:p>945.447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2.142" calcext:value-type="float">
            <text:p>42.142</text:p>
          </table:table-cell>
          <table:table-cell office:value-type="float" office:value="12.4037" calcext:value-type="float">
            <text:p>12.4037</text:p>
          </table:table-cell>
          <table:table-cell office:value-type="float" office:value="945.454" calcext:value-type="float">
            <text:p>945.45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2.1262" calcext:value-type="float">
            <text:p>42.1262</text:p>
          </table:table-cell>
          <table:table-cell office:value-type="float" office:value="12.4135" calcext:value-type="float">
            <text:p>12.4135</text:p>
          </table:table-cell>
          <table:table-cell office:value-type="float" office:value="945.46" calcext:value-type="float">
            <text:p>945.4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2.112" calcext:value-type="float">
            <text:p>42.112</text:p>
          </table:table-cell>
          <table:table-cell office:value-type="float" office:value="12.4223" calcext:value-type="float">
            <text:p>12.4223</text:p>
          </table:table-cell>
          <table:table-cell office:value-type="float" office:value="945.466" calcext:value-type="float">
            <text:p>945.46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2.0992" calcext:value-type="float">
            <text:p>42.0992</text:p>
          </table:table-cell>
          <table:table-cell office:value-type="float" office:value="12.4305" calcext:value-type="float">
            <text:p>12.4305</text:p>
          </table:table-cell>
          <table:table-cell office:value-type="float" office:value="945.47" calcext:value-type="float">
            <text:p>945.4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2.0878" calcext:value-type="float">
            <text:p>42.0878</text:p>
          </table:table-cell>
          <table:table-cell office:value-type="float" office:value="12.4379" calcext:value-type="float">
            <text:p>12.4379</text:p>
          </table:table-cell>
          <table:table-cell office:value-type="float" office:value="945.474" calcext:value-type="float">
            <text:p>945.47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2.0777" calcext:value-type="float">
            <text:p>42.0777</text:p>
          </table:table-cell>
          <table:table-cell office:value-type="float" office:value="12.4446" calcext:value-type="float">
            <text:p>12.4446</text:p>
          </table:table-cell>
          <table:table-cell office:value-type="float" office:value="945.478" calcext:value-type="float">
            <text:p>945.47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2.0686" calcext:value-type="float">
            <text:p>42.0686</text:p>
          </table:table-cell>
          <table:table-cell office:value-type="float" office:value="12.4508" calcext:value-type="float">
            <text:p>12.4508</text:p>
          </table:table-cell>
          <table:table-cell office:value-type="float" office:value="945.481" calcext:value-type="float">
            <text:p>945.4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.0606" calcext:value-type="float">
            <text:p>42.0606</text:p>
          </table:table-cell>
          <table:table-cell office:value-type="float" office:value="12.4563" calcext:value-type="float">
            <text:p>12.4563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2.0535" calcext:value-type="float">
            <text:p>42.0535</text:p>
          </table:table-cell>
          <table:table-cell office:value-type="float" office:value="12.4614" calcext:value-type="float">
            <text:p>12.4614</text:p>
          </table:table-cell>
          <table:table-cell office:value-type="float" office:value="945.485" calcext:value-type="float">
            <text:p>945.485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2.0472" calcext:value-type="float">
            <text:p>42.0472</text:p>
          </table:table-cell>
          <table:table-cell office:value-type="float" office:value="12.466" calcext:value-type="float">
            <text:p>12.466</text:p>
          </table:table-cell>
          <table:table-cell office:value-type="float" office:value="945.487" calcext:value-type="float">
            <text:p>945.48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2.0416" calcext:value-type="float">
            <text:p>42.0416</text:p>
          </table:table-cell>
          <table:table-cell office:value-type="float" office:value="12.4701" calcext:value-type="float">
            <text:p>12.4701</text:p>
          </table:table-cell>
          <table:table-cell office:value-type="float" office:value="945.488" calcext:value-type="float">
            <text:p>945.48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2.0368" calcext:value-type="float">
            <text:p>42.0368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945.489" calcext:value-type="float">
            <text:p>945.48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2.0325" calcext:value-type="float">
            <text:p>42.0325</text:p>
          </table:table-cell>
          <table:table-cell office:value-type="float" office:value="12.4772" calcext:value-type="float">
            <text:p>12.4772</text:p>
          </table:table-cell>
          <table:table-cell office:value-type="float" office:value="945.49" calcext:value-type="float">
            <text:p>945.4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2.0288" calcext:value-type="float">
            <text:p>42.0288</text:p>
          </table:table-cell>
          <table:table-cell office:value-type="float" office:value="12.4802" calcext:value-type="float">
            <text:p>12.4802</text:p>
          </table:table-cell>
          <table:table-cell office:value-type="float" office:value="945.491" calcext:value-type="float">
            <text:p>945.491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2.0256" calcext:value-type="float">
            <text:p>42.0256</text:p>
          </table:table-cell>
          <table:table-cell office:value-type="float" office:value="12.4829" calcext:value-type="float">
            <text:p>12.4829</text:p>
          </table:table-cell>
          <table:table-cell office:value-type="float" office:value="945.492" calcext:value-type="float">
            <text:p>945.492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2.0228" calcext:value-type="float">
            <text:p>42.0228</text:p>
          </table:table-cell>
          <table:table-cell office:value-type="float" office:value="12.4853" calcext:value-type="float">
            <text:p>12.4853</text:p>
          </table:table-cell>
          <table:table-cell office:value-type="float" office:value="945.492" calcext:value-type="float">
            <text:p>945.492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2.0204" calcext:value-type="float">
            <text:p>42.020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945.492" calcext:value-type="float">
            <text:p>945.4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0184" calcext:value-type="float">
            <text:p>42.0184</text:p>
          </table:table-cell>
          <table:table-cell office:value-type="float" office:value="12.4894" calcext:value-type="float">
            <text:p>12.4894</text:p>
          </table:table-cell>
          <table:table-cell office:value-type="float" office:value="945.492" calcext:value-type="float">
            <text:p>945.492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2.0167" calcext:value-type="float">
            <text:p>42.0167</text:p>
          </table:table-cell>
          <table:table-cell office:value-type="float" office:value="12.4911" calcext:value-type="float">
            <text:p>12.4911</text:p>
          </table:table-cell>
          <table:table-cell office:value-type="float" office:value="945.492" calcext:value-type="float">
            <text:p>945.49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2.0152" calcext:value-type="float">
            <text:p>42.0152</text:p>
          </table:table-cell>
          <table:table-cell office:value-type="float" office:value="12.4926" calcext:value-type="float">
            <text:p>12.4926</text:p>
          </table:table-cell>
          <table:table-cell office:value-type="float" office:value="945.492" calcext:value-type="float">
            <text:p>945.49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2.0141" calcext:value-type="float">
            <text:p>42.0141</text:p>
          </table:table-cell>
          <table:table-cell office:value-type="float" office:value="12.4939" calcext:value-type="float">
            <text:p>12.4939</text:p>
          </table:table-cell>
          <table:table-cell office:value-type="float" office:value="945.492" calcext:value-type="float">
            <text:p>945.49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2.0131" calcext:value-type="float">
            <text:p>42.0131</text:p>
          </table:table-cell>
          <table:table-cell office:value-type="float" office:value="12.4951" calcext:value-type="float">
            <text:p>12.4951</text:p>
          </table:table-cell>
          <table:table-cell office:value-type="float" office:value="945.492" calcext:value-type="float">
            <text:p>945.49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2.0123" calcext:value-type="float">
            <text:p>42.0123</text:p>
          </table:table-cell>
          <table:table-cell office:value-type="float" office:value="12.4961" calcext:value-type="float">
            <text:p>12.4961</text:p>
          </table:table-cell>
          <table:table-cell office:value-type="float" office:value="945.492" calcext:value-type="float">
            <text:p>945.49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2.0117" calcext:value-type="float">
            <text:p>42.0117</text:p>
          </table:table-cell>
          <table:table-cell office:value-type="float" office:value="12.497" calcext:value-type="float">
            <text:p>12.497</text:p>
          </table:table-cell>
          <table:table-cell office:value-type="float" office:value="945.491" calcext:value-type="float">
            <text:p>945.491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2.0112" calcext:value-type="float">
            <text:p>42.0112</text:p>
          </table:table-cell>
          <table:table-cell office:value-type="float" office:value="12.4978" calcext:value-type="float">
            <text:p>12.4978</text:p>
          </table:table-cell>
          <table:table-cell office:value-type="float" office:value="945.491" calcext:value-type="float">
            <text:p>945.49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42.0109" calcext:value-type="float">
            <text:p>42.0109</text:p>
          </table:table-cell>
          <table:table-cell office:value-type="float" office:value="12.4984" calcext:value-type="float">
            <text:p>12.4984</text:p>
          </table:table-cell>
          <table:table-cell office:value-type="float" office:value="945.491" calcext:value-type="float">
            <text:p>945.49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2.0106" calcext:value-type="float">
            <text:p>42.0106</text:p>
          </table:table-cell>
          <table:table-cell office:value-type="float" office:value="12.499" calcext:value-type="float">
            <text:p>12.499</text:p>
          </table:table-cell>
          <table:table-cell office:value-type="float" office:value="945.49" calcext:value-type="float">
            <text:p>945.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.0105" calcext:value-type="float">
            <text:p>42.0105</text:p>
          </table:table-cell>
          <table:table-cell office:value-type="float" office:value="12.4995" calcext:value-type="float">
            <text:p>12.4995</text:p>
          </table:table-cell>
          <table:table-cell office:value-type="float" office:value="945.49" calcext:value-type="float">
            <text:p>945.4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2.0104" calcext:value-type="float">
            <text:p>42.0104</text:p>
          </table:table-cell>
          <table:table-cell office:value-type="float" office:value="12.4999" calcext:value-type="float">
            <text:p>12.4999</text:p>
          </table:table-cell>
          <table:table-cell office:value-type="float" office:value="945.49" calcext:value-type="float">
            <text:p>945.4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2.0104" calcext:value-type="float">
            <text:p>42.0104</text:p>
          </table:table-cell>
          <table:table-cell office:value-type="float" office:value="12.5003" calcext:value-type="float">
            <text:p>12.5003</text:p>
          </table:table-cell>
          <table:table-cell office:value-type="float" office:value="945.489" calcext:value-type="float">
            <text:p>945.48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2.0105" calcext:value-type="float">
            <text:p>42.0105</text:p>
          </table:table-cell>
          <table:table-cell office:value-type="float" office:value="12.5006" calcext:value-type="float">
            <text:p>12.5006</text:p>
          </table:table-cell>
          <table:table-cell office:value-type="float" office:value="945.489" calcext:value-type="float">
            <text:p>945.48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2.0106" calcext:value-type="float">
            <text:p>42.0106</text:p>
          </table:table-cell>
          <table:table-cell office:value-type="float" office:value="12.5008" calcext:value-type="float">
            <text:p>12.5008</text:p>
          </table:table-cell>
          <table:table-cell office:value-type="float" office:value="945.489" calcext:value-type="float">
            <text:p>945.48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2.0107" calcext:value-type="float">
            <text:p>42.0107</text:p>
          </table:table-cell>
          <table:table-cell office:value-type="float" office:value="12.501" calcext:value-type="float">
            <text:p>12.501</text:p>
          </table:table-cell>
          <table:table-cell office:value-type="float" office:value="945.488" calcext:value-type="float">
            <text:p>945.488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2.0109" calcext:value-type="float">
            <text:p>42.0109</text:p>
          </table:table-cell>
          <table:table-cell office:value-type="float" office:value="12.5012" calcext:value-type="float">
            <text:p>12.5012</text:p>
          </table:table-cell>
          <table:table-cell office:value-type="float" office:value="945.488" calcext:value-type="float">
            <text:p>945.48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2.0111" calcext:value-type="float">
            <text:p>42.0111</text:p>
          </table:table-cell>
          <table:table-cell office:value-type="float" office:value="12.5013" calcext:value-type="float">
            <text:p>12.5013</text:p>
          </table:table-cell>
          <table:table-cell office:value-type="float" office:value="945.488" calcext:value-type="float">
            <text:p>945.48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2.0113" calcext:value-type="float">
            <text:p>42.0113</text:p>
          </table:table-cell>
          <table:table-cell office:value-type="float" office:value="12.5014" calcext:value-type="float">
            <text:p>12.5014</text:p>
          </table:table-cell>
          <table:table-cell office:value-type="float" office:value="945.487" calcext:value-type="float">
            <text:p>945.487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2.0116" calcext:value-type="float">
            <text:p>42.0116</text:p>
          </table:table-cell>
          <table:table-cell office:value-type="float" office:value="12.5015" calcext:value-type="float">
            <text:p>12.5015</text:p>
          </table:table-cell>
          <table:table-cell office:value-type="float" office:value="945.487" calcext:value-type="float">
            <text:p>945.4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.0118" calcext:value-type="float">
            <text:p>42.0118</text:p>
          </table:table-cell>
          <table:table-cell office:value-type="float" office:value="12.5015" calcext:value-type="float">
            <text:p>12.5015</text:p>
          </table:table-cell>
          <table:table-cell office:value-type="float" office:value="945.487" calcext:value-type="float">
            <text:p>945.48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2.0121" calcext:value-type="float">
            <text:p>42.0121</text:p>
          </table:table-cell>
          <table:table-cell office:value-type="float" office:value="12.5015" calcext:value-type="float">
            <text:p>12.5015</text:p>
          </table:table-cell>
          <table:table-cell office:value-type="float" office:value="945.486" calcext:value-type="float">
            <text:p>945.486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2.0123" calcext:value-type="float">
            <text:p>42.0123</text:p>
          </table:table-cell>
          <table:table-cell office:value-type="float" office:value="12.5015" calcext:value-type="float">
            <text:p>12.5015</text:p>
          </table:table-cell>
          <table:table-cell office:value-type="float" office:value="945.486" calcext:value-type="float">
            <text:p>945.48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2.0126" calcext:value-type="float">
            <text:p>42.0126</text:p>
          </table:table-cell>
          <table:table-cell office:value-type="float" office:value="12.5015" calcext:value-type="float">
            <text:p>12.5015</text:p>
          </table:table-cell>
          <table:table-cell office:value-type="float" office:value="945.486" calcext:value-type="float">
            <text:p>945.486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2.0128" calcext:value-type="float">
            <text:p>42.0128</text:p>
          </table:table-cell>
          <table:table-cell office:value-type="float" office:value="12.5015" calcext:value-type="float">
            <text:p>12.5015</text:p>
          </table:table-cell>
          <table:table-cell office:value-type="float" office:value="945.486" calcext:value-type="float">
            <text:p>945.486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2.0131" calcext:value-type="float">
            <text:p>42.0131</text:p>
          </table:table-cell>
          <table:table-cell office:value-type="float" office:value="12.5015" calcext:value-type="float">
            <text:p>12.5015</text:p>
          </table:table-cell>
          <table:table-cell office:value-type="float" office:value="945.485" calcext:value-type="float">
            <text:p>945.48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2.0133" calcext:value-type="float">
            <text:p>42.0133</text:p>
          </table:table-cell>
          <table:table-cell office:value-type="float" office:value="12.5014" calcext:value-type="float">
            <text:p>12.5014</text:p>
          </table:table-cell>
          <table:table-cell office:value-type="float" office:value="945.485" calcext:value-type="float">
            <text:p>945.48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2.0136" calcext:value-type="float">
            <text:p>42.0136</text:p>
          </table:table-cell>
          <table:table-cell office:value-type="float" office:value="12.5014" calcext:value-type="float">
            <text:p>12.5014</text:p>
          </table:table-cell>
          <table:table-cell office:value-type="float" office:value="945.485" calcext:value-type="float">
            <text:p>945.48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42.0138" calcext:value-type="float">
            <text:p>42.0138</text:p>
          </table:table-cell>
          <table:table-cell office:value-type="float" office:value="12.5014" calcext:value-type="float">
            <text:p>12.5014</text:p>
          </table:table-cell>
          <table:table-cell office:value-type="float" office:value="945.485" calcext:value-type="float">
            <text:p>945.485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42.014" calcext:value-type="float">
            <text:p>42.014</text:p>
          </table:table-cell>
          <table:table-cell office:value-type="float" office:value="12.5013" calcext:value-type="float">
            <text:p>12.5013</text:p>
          </table:table-cell>
          <table:table-cell office:value-type="float" office:value="945.485" calcext:value-type="float">
            <text:p>945.4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0143" calcext:value-type="float">
            <text:p>42.0143</text:p>
          </table:table-cell>
          <table:table-cell office:value-type="float" office:value="12.5012" calcext:value-type="float">
            <text:p>12.5012</text:p>
          </table:table-cell>
          <table:table-cell office:value-type="float" office:value="945.485" calcext:value-type="float">
            <text:p>945.485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2.0145" calcext:value-type="float">
            <text:p>42.0145</text:p>
          </table:table-cell>
          <table:table-cell office:value-type="float" office:value="12.5012" calcext:value-type="float">
            <text:p>12.5012</text:p>
          </table:table-cell>
          <table:table-cell office:value-type="float" office:value="945.484" calcext:value-type="float">
            <text:p>945.48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2.0147" calcext:value-type="float">
            <text:p>42.0147</text:p>
          </table:table-cell>
          <table:table-cell office:value-type="float" office:value="12.5011" calcext:value-type="float">
            <text:p>12.5011</text:p>
          </table:table-cell>
          <table:table-cell office:value-type="float" office:value="945.484" calcext:value-type="float">
            <text:p>945.48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2.0148" calcext:value-type="float">
            <text:p>42.0148</text:p>
          </table:table-cell>
          <table:table-cell office:value-type="float" office:value="12.5011" calcext:value-type="float">
            <text:p>12.5011</text:p>
          </table:table-cell>
          <table:table-cell office:value-type="float" office:value="945.484" calcext:value-type="float">
            <text:p>945.48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2.015" calcext:value-type="float">
            <text:p>42.015</text:p>
          </table:table-cell>
          <table:table-cell office:value-type="float" office:value="12.501" calcext:value-type="float">
            <text:p>12.501</text:p>
          </table:table-cell>
          <table:table-cell office:value-type="float" office:value="945.484" calcext:value-type="float">
            <text:p>945.48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2.0152" calcext:value-type="float">
            <text:p>42.0152</text:p>
          </table:table-cell>
          <table:table-cell office:value-type="float" office:value="12.501" calcext:value-type="float">
            <text:p>12.501</text:p>
          </table:table-cell>
          <table:table-cell office:value-type="float" office:value="945.484" calcext:value-type="float">
            <text:p>945.48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2.0154" calcext:value-type="float">
            <text:p>42.0154</text:p>
          </table:table-cell>
          <table:table-cell office:value-type="float" office:value="12.5009" calcext:value-type="float">
            <text:p>12.5009</text:p>
          </table:table-cell>
          <table:table-cell office:value-type="float" office:value="945.484" calcext:value-type="float">
            <text:p>945.48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2.0155" calcext:value-type="float">
            <text:p>42.0155</text:p>
          </table:table-cell>
          <table:table-cell office:value-type="float" office:value="12.5009" calcext:value-type="float">
            <text:p>12.5009</text:p>
          </table:table-cell>
          <table:table-cell office:value-type="float" office:value="945.484" calcext:value-type="float">
            <text:p>945.48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2.0156" calcext:value-type="float">
            <text:p>42.0156</text:p>
          </table:table-cell>
          <table:table-cell office:value-type="float" office:value="12.5008" calcext:value-type="float">
            <text:p>12.5008</text:p>
          </table:table-cell>
          <table:table-cell office:value-type="float" office:value="945.484" calcext:value-type="float">
            <text:p>945.48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42.0158" calcext:value-type="float">
            <text:p>42.0158</text:p>
          </table:table-cell>
          <table:table-cell office:value-type="float" office:value="12.5007" calcext:value-type="float">
            <text:p>12.5007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0159" calcext:value-type="float">
            <text:p>42.0159</text:p>
          </table:table-cell>
          <table:table-cell office:value-type="float" office:value="12.5007" calcext:value-type="float">
            <text:p>12.5007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2.016" calcext:value-type="float">
            <text:p>42.016</text:p>
          </table:table-cell>
          <table:table-cell office:value-type="float" office:value="12.5007" calcext:value-type="float">
            <text:p>12.5007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2.0161" calcext:value-type="float">
            <text:p>42.0161</text:p>
          </table:table-cell>
          <table:table-cell office:value-type="float" office:value="12.5006" calcext:value-type="float">
            <text:p>12.5006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2.0162" calcext:value-type="float">
            <text:p>42.0162</text:p>
          </table:table-cell>
          <table:table-cell office:value-type="float" office:value="12.5006" calcext:value-type="float">
            <text:p>12.5006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2.0163" calcext:value-type="float">
            <text:p>42.0163</text:p>
          </table:table-cell>
          <table:table-cell office:value-type="float" office:value="12.5005" calcext:value-type="float">
            <text:p>12.500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2.0164" calcext:value-type="float">
            <text:p>42.0164</text:p>
          </table:table-cell>
          <table:table-cell office:value-type="float" office:value="12.5005" calcext:value-type="float">
            <text:p>12.500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2.0165" calcext:value-type="float">
            <text:p>42.0165</text:p>
          </table:table-cell>
          <table:table-cell office:value-type="float" office:value="12.5004" calcext:value-type="float">
            <text:p>12.5004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2.0166" calcext:value-type="float">
            <text:p>42.0166</text:p>
          </table:table-cell>
          <table:table-cell office:value-type="float" office:value="12.5004" calcext:value-type="float">
            <text:p>12.5004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2.0166" calcext:value-type="float">
            <text:p>42.0166</text:p>
          </table:table-cell>
          <table:table-cell office:value-type="float" office:value="12.5004" calcext:value-type="float">
            <text:p>12.5004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2.0167" calcext:value-type="float">
            <text:p>42.0167</text:p>
          </table:table-cell>
          <table:table-cell office:value-type="float" office:value="12.5003" calcext:value-type="float">
            <text:p>12.5003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.0167" calcext:value-type="float">
            <text:p>42.0167</text:p>
          </table:table-cell>
          <table:table-cell office:value-type="float" office:value="12.5003" calcext:value-type="float">
            <text:p>12.5003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2.0168" calcext:value-type="float">
            <text:p>42.0168</text:p>
          </table:table-cell>
          <table:table-cell office:value-type="float" office:value="12.5003" calcext:value-type="float">
            <text:p>12.5003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2.0168" calcext:value-type="float">
            <text:p>42.0168</text:p>
          </table:table-cell>
          <table:table-cell office:value-type="float" office:value="12.5003" calcext:value-type="float">
            <text:p>12.5003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42.0169" calcext:value-type="float">
            <text:p>42.0169</text:p>
          </table:table-cell>
          <table:table-cell office:value-type="float" office:value="12.5002" calcext:value-type="float">
            <text:p>12.5002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2.0169" calcext:value-type="float">
            <text:p>42.0169</text:p>
          </table:table-cell>
          <table:table-cell office:value-type="float" office:value="12.5002" calcext:value-type="float">
            <text:p>12.5002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2.017" calcext:value-type="float">
            <text:p>42.017</text:p>
          </table:table-cell>
          <table:table-cell office:value-type="float" office:value="12.5002" calcext:value-type="float">
            <text:p>12.5002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2.017" calcext:value-type="float">
            <text:p>42.017</text:p>
          </table:table-cell>
          <table:table-cell office:value-type="float" office:value="12.5002" calcext:value-type="float">
            <text:p>12.5002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2.017" calcext:value-type="float">
            <text:p>42.017</text:p>
          </table:table-cell>
          <table:table-cell office:value-type="float" office:value="12.5002" calcext:value-type="float">
            <text:p>12.5002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2.017" calcext:value-type="float">
            <text:p>42.017</text:p>
          </table:table-cell>
          <table:table-cell office:value-type="float" office:value="12.5002" calcext:value-type="float">
            <text:p>12.5002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2.0171" calcext:value-type="float">
            <text:p>42.0171</text:p>
          </table:table-cell>
          <table:table-cell office:value-type="float" office:value="12.5001" calcext:value-type="float">
            <text:p>12.5001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.0171" calcext:value-type="float">
            <text:p>42.0171</text:p>
          </table:table-cell>
          <table:table-cell office:value-type="float" office:value="12.5001" calcext:value-type="float">
            <text:p>12.5001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42.0171" calcext:value-type="float">
            <text:p>42.0171</text:p>
          </table:table-cell>
          <table:table-cell office:value-type="float" office:value="12.5001" calcext:value-type="float">
            <text:p>12.5001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2.0171" calcext:value-type="float">
            <text:p>42.0171</text:p>
          </table:table-cell>
          <table:table-cell office:value-type="float" office:value="12.5001" calcext:value-type="float">
            <text:p>12.5001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42.0171" calcext:value-type="float">
            <text:p>42.0171</text:p>
          </table:table-cell>
          <table:table-cell office:value-type="float" office:value="12.5001" calcext:value-type="float">
            <text:p>12.5001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001" calcext:value-type="float">
            <text:p>12.5001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001" calcext:value-type="float">
            <text:p>12.5001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001" calcext:value-type="float">
            <text:p>12.5001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001" calcext:value-type="float">
            <text:p>12.5001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42.0173" calcext:value-type="float">
            <text:p>42.0173</text:p>
          </table:table-cell>
          <table:table-cell office:value-type="float" office:value="12.5" calcext:value-type="float">
            <text:p>12.5</text:p>
          </table:table-cell>
          <table:table-cell office:value-type="float" office:value="945.483" calcext:value-type="float">
            <text:p>945.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3:05:30.545189229</dc:date>
    <meta:editing-duration>PT2M9S</meta:editing-duration>
    <meta:editing-cycles>1</meta:editing-cycles>
    <meta:document-statistic meta:table-count="1" meta:cell-count="14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78cm" svg:height="12.273cm" xlink:href=".." xlink:type="simple" chart:class="chart:line" chart:style-name="ch1">
        <chart:title svg:x="5.417cm" svg:y="0.381cm" chart:style-name="ch2">
          <text:p>Exposición 10 veces mayor</text:p>
        </chart:title>
        <chart:subtitle svg:x="7.375cm" svg:y="1.405cm" chart:style-name="ch3">
          <text:p>N = 1000</text:p>
        </chart:subtitle>
        <chart:legend chart:legend-position="end" svg:x="14.896cm" svg:y="5.339cm" style:legend-expansion="high" chart:style-name="ch4"/>
        <chart:plot-area chart:style-name="ch5" table:cell-range-address="exposicion_x10.A1:exposicion_x10.D366" chart:data-source-has-labels="both" svg:x="1.34cm" svg:y="2.333cm" svg:width="13.227cm" svg:height="8.714cm">
          <chart:coordinate-region svg:x="2.332cm" svg:y="2.532cm" svg:width="12.235cm" svg:height="8.316cm"/>
          <chart:axis chart:dimension="x" chart:name="primary-x" chart:style-name="ch6" chartooo:axis-type="auto">
            <chartooo:date-scale/>
            <chart:title svg:x="6.679cm" svg:y="11.292cm" chart:style-name="ch7">
              <text:p>Tiempo (en días)</text:p>
            </chart:title>
            <chart:categories table:cell-range-address="exposicion_x10.A2:exposicion_x10.A366"/>
          </chart:axis>
          <chart:axis chart:dimension="y" chart:name="primary-y" chart:style-name="ch6">
            <chart:title svg:x="0.451cm" svg:y="8.335cm" chart:style-name="ch8">
              <text:p>Número de individuos</text:p>
            </chart:title>
            <chart:grid chart:style-name="ch9" chart:class="major"/>
          </chart:axis>
          <chart:series chart:style-name="ch10" chart:values-cell-range-address="exposicion_x10.B2:exposicion_x10.B366" chart:label-cell-address="exposicion_x10.B1:exposicion_x10.B1" chart:class="chart:line">
            <chart:data-point chart:repeated="365"/>
          </chart:series>
          <chart:series chart:style-name="ch11" chart:values-cell-range-address="exposicion_x10.C2:exposicion_x10.C366" chart:label-cell-address="exposicion_x10.C1:exposicion_x10.C1" chart:class="chart:line">
            <chart:data-point chart:repeated="365"/>
          </chart:series>
          <chart:series chart:style-name="ch12" chart:values-cell-range-address="exposicion_x10.D2:exposicion_x10.D366" chart:label-cell-address="exposicion_x10.D1:exposicion_x10.D1" chart:class="chart:line">
            <chart:data-point chart:repeated="3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exposicion_x10.B1:exposicion_x10.B1</svg:desc>
                </draw:g>
              </table:table-cell>
              <table:table-cell office:value-type="string">
                <text:p>S</text:p>
                <draw:g>
                  <svg:desc>exposicion_x10.C1:exposicion_x10.C1</svg:desc>
                </draw:g>
              </table:table-cell>
              <table:table-cell office:value-type="string">
                <text:p>R</text:p>
                <draw:g>
                  <svg:desc>exposicion_x10.D1:exposicion_x10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posicion_x10.A2:exposicion_x10.A366</svg:desc>
                </draw:g>
              </table:table-cell>
              <table:table-cell office:value-type="float" office:value="1">
                <text:p>1</text:p>
                <draw:g>
                  <svg:desc>exposicion_x10.B2:exposicion_x10.B366</svg:desc>
                </draw:g>
              </table:table-cell>
              <table:table-cell office:value-type="float" office:value="999">
                <text:p>999</text:p>
                <draw:g>
                  <svg:desc>exposicion_x10.C2:exposicion_x10.C366</svg:desc>
                </draw:g>
              </table:table-cell>
              <table:table-cell office:value-type="float" office:value="0">
                <text:p>0</text:p>
                <draw:g>
                  <svg:desc>exposicion_x10.D2:exposicion_x10.D3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0.8894">
                <text:p>10.8894</text:p>
              </table:table-cell>
              <table:table-cell office:value-type="float" office:value="988.985">
                <text:p>988.985</text:p>
              </table:table-cell>
              <table:table-cell office:value-type="float" office:value="0.125548">
                <text:p>0.12554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3.82">
                <text:p>113.82</text:p>
              </table:table-cell>
              <table:table-cell office:value-type="float" office:value="884.705">
                <text:p>884.705</text:p>
              </table:table-cell>
              <table:table-cell office:value-type="float" office:value="1.47485">
                <text:p>1.4748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795.949">
                <text:p>795.949</text:p>
              </table:table-cell>
              <table:table-cell office:value-type="float" office:value="190.191">
                <text:p>190.191</text:p>
              </table:table-cell>
              <table:table-cell office:value-type="float" office:value="13.8601">
                <text:p>13.86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20.04">
                <text:p>1020.04</text:p>
              </table:table-cell>
              <table:table-cell office:value-type="float" office:value="-78.6651">
                <text:p>-78.6651</text:p>
              </table:table-cell>
              <table:table-cell office:value-type="float" office:value="58.6264">
                <text:p>58.626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61.412">
                <text:p>861.412</text:p>
              </table:table-cell>
              <table:table-cell office:value-type="float" office:value="32.2775">
                <text:p>32.2775</text:p>
              </table:table-cell>
              <table:table-cell office:value-type="float" office:value="106.31">
                <text:p>106.3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63.362">
                <text:p>863.362</text:p>
              </table:table-cell>
              <table:table-cell office:value-type="float" office:value="-12.8915">
                <text:p>-12.8915</text:p>
              </table:table-cell>
              <table:table-cell office:value-type="float" office:value="149.529">
                <text:p>149.52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803.33">
                <text:p>803.33</text:p>
              </table:table-cell>
              <table:table-cell office:value-type="float" office:value="5.25386">
                <text:p>5.25386</text:p>
              </table:table-cell>
              <table:table-cell office:value-type="float" office:value="191.416">
                <text:p>191.41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771.036">
                <text:p>771.036</text:p>
              </table:table-cell>
              <table:table-cell office:value-type="float" office:value="-1.81061">
                <text:p>-1.81061</text:p>
              </table:table-cell>
              <table:table-cell office:value-type="float" office:value="230.775">
                <text:p>230.7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30.826">
                <text:p>730.826</text:p>
              </table:table-cell>
              <table:table-cell office:value-type="float" office:value="0.918156">
                <text:p>0.918156</text:p>
              </table:table-cell>
              <table:table-cell office:value-type="float" office:value="268.255">
                <text:p>268.2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96.286">
                <text:p>696.286</text:p>
              </table:table-cell>
              <table:table-cell office:value-type="float" office:value="-0.0291322">
                <text:p>-0.0291322</text:p>
              </table:table-cell>
              <table:table-cell office:value-type="float" office:value="303.743">
                <text:p>303.74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662.223">
                <text:p>662.223</text:p>
              </table:table-cell>
              <table:table-cell office:value-type="float" office:value="0.354039">
                <text:p>0.354039</text:p>
              </table:table-cell>
              <table:table-cell office:value-type="float" office:value="337.423">
                <text:p>337.42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630.362">
                <text:p>630.362</text:p>
              </table:table-cell>
              <table:table-cell office:value-type="float" office:value="0.281053">
                <text:p>0.281053</text:p>
              </table:table-cell>
              <table:table-cell office:value-type="float" office:value="369.357">
                <text:p>369.35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599.994">
                <text:p>599.994</text:p>
              </table:table-cell>
              <table:table-cell office:value-type="float" office:value="0.359403">
                <text:p>0.359403</text:p>
              </table:table-cell>
              <table:table-cell office:value-type="float" office:value="399.647">
                <text:p>399.64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571.234">
                <text:p>571.234</text:p>
              </table:table-cell>
              <table:table-cell office:value-type="float" office:value="0.393874">
                <text:p>0.393874</text:p>
              </table:table-cell>
              <table:table-cell office:value-type="float" office:value="428.372">
                <text:p>428.37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43.941">
                <text:p>543.941</text:p>
              </table:table-cell>
              <table:table-cell office:value-type="float" office:value="0.443389">
                <text:p>0.443389</text:p>
              </table:table-cell>
              <table:table-cell office:value-type="float" office:value="455.615">
                <text:p>455.61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518.056">
                <text:p>518.056</text:p>
              </table:table-cell>
              <table:table-cell office:value-type="float" office:value="0.49154">
                <text:p>0.49154</text:p>
              </table:table-cell>
              <table:table-cell office:value-type="float" office:value="481.453">
                <text:p>481.453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93.502">
                <text:p>493.502</text:p>
              </table:table-cell>
              <table:table-cell office:value-type="float" office:value="0.542634">
                <text:p>0.542634</text:p>
              </table:table-cell>
              <table:table-cell office:value-type="float" office:value="505.956">
                <text:p>505.95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70.21">
                <text:p>470.21</text:p>
              </table:table-cell>
              <table:table-cell office:value-type="float" office:value="0.595749">
                <text:p>0.595749</text:p>
              </table:table-cell>
              <table:table-cell office:value-type="float" office:value="529.194">
                <text:p>529.19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48.117">
                <text:p>448.117</text:p>
              </table:table-cell>
              <table:table-cell office:value-type="float" office:value="0.65116">
                <text:p>0.65116</text:p>
              </table:table-cell>
              <table:table-cell office:value-type="float" office:value="551.232">
                <text:p>551.2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27.16">
                <text:p>427.16</text:p>
              </table:table-cell>
              <table:table-cell office:value-type="float" office:value="0.708899">
                <text:p>0.708899</text:p>
              </table:table-cell>
              <table:table-cell office:value-type="float" office:value="572.132">
                <text:p>572.13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407.28">
                <text:p>407.28</text:p>
              </table:table-cell>
              <table:table-cell office:value-type="float" office:value="0.769037">
                <text:p>0.769037</text:p>
              </table:table-cell>
              <table:table-cell office:value-type="float" office:value="591.951">
                <text:p>591.95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88.422">
                <text:p>388.422</text:p>
              </table:table-cell>
              <table:table-cell office:value-type="float" office:value="0.831642">
                <text:p>0.831642</text:p>
              </table:table-cell>
              <table:table-cell office:value-type="float" office:value="610.747">
                <text:p>610.74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70.533">
                <text:p>370.533</text:p>
              </table:table-cell>
              <table:table-cell office:value-type="float" office:value="0.89678">
                <text:p>0.89678</text:p>
              </table:table-cell>
              <table:table-cell office:value-type="float" office:value="628.571">
                <text:p>628.57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53.563">
                <text:p>353.563</text:p>
              </table:table-cell>
              <table:table-cell office:value-type="float" office:value="0.964516">
                <text:p>0.964516</text:p>
              </table:table-cell>
              <table:table-cell office:value-type="float" office:value="645.473">
                <text:p>645.47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37.465">
                <text:p>337.465</text:p>
              </table:table-cell>
              <table:table-cell office:value-type="float" office:value="1.03491">
                <text:p>1.03491</text:p>
              </table:table-cell>
              <table:table-cell office:value-type="float" office:value="661.5">
                <text:p>661.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322.193">
                <text:p>322.193</text:p>
              </table:table-cell>
              <table:table-cell office:value-type="float" office:value="1.10803">
                <text:p>1.10803</text:p>
              </table:table-cell>
              <table:table-cell office:value-type="float" office:value="676.699">
                <text:p>676.69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307.706">
                <text:p>307.706</text:p>
              </table:table-cell>
              <table:table-cell office:value-type="float" office:value="1.18393">
                <text:p>1.18393</text:p>
              </table:table-cell>
              <table:table-cell office:value-type="float" office:value="691.11">
                <text:p>691.1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93.962">
                <text:p>293.962</text:p>
              </table:table-cell>
              <table:table-cell office:value-type="float" office:value="1.26267">
                <text:p>1.26267</text:p>
              </table:table-cell>
              <table:table-cell office:value-type="float" office:value="704.775">
                <text:p>704.77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80.923">
                <text:p>280.923</text:p>
              </table:table-cell>
              <table:table-cell office:value-type="float" office:value="1.3443">
                <text:p>1.3443</text:p>
              </table:table-cell>
              <table:table-cell office:value-type="float" office:value="717.732">
                <text:p>717.7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8.553">
                <text:p>268.553</text:p>
              </table:table-cell>
              <table:table-cell office:value-type="float" office:value="1.42887">
                <text:p>1.42887</text:p>
              </table:table-cell>
              <table:table-cell office:value-type="float" office:value="730.018">
                <text:p>730.01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56.818">
                <text:p>256.818</text:p>
              </table:table-cell>
              <table:table-cell office:value-type="float" office:value="1.51642">
                <text:p>1.51642</text:p>
              </table:table-cell>
              <table:table-cell office:value-type="float" office:value="741.666">
                <text:p>741.66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45.684">
                <text:p>245.684</text:p>
              </table:table-cell>
              <table:table-cell office:value-type="float" office:value="1.60701">
                <text:p>1.60701</text:p>
              </table:table-cell>
              <table:table-cell office:value-type="float" office:value="752.709">
                <text:p>752.70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35.12">
                <text:p>235.12</text:p>
              </table:table-cell>
              <table:table-cell office:value-type="float" office:value="1.70067">
                <text:p>1.70067</text:p>
              </table:table-cell>
              <table:table-cell office:value-type="float" office:value="763.179">
                <text:p>763.17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25.098">
                <text:p>225.098</text:p>
              </table:table-cell>
              <table:table-cell office:value-type="float" office:value="1.79743">
                <text:p>1.79743</text:p>
              </table:table-cell>
              <table:table-cell office:value-type="float" office:value="773.105">
                <text:p>773.10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15.589">
                <text:p>215.589</text:p>
              </table:table-cell>
              <table:table-cell office:value-type="float" office:value="1.89732">
                <text:p>1.89732</text:p>
              </table:table-cell>
              <table:table-cell office:value-type="float" office:value="782.514">
                <text:p>782.51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06.566">
                <text:p>206.566</text:p>
              </table:table-cell>
              <table:table-cell office:value-type="float" office:value="2.00036">
                <text:p>2.00036</text:p>
              </table:table-cell>
              <table:table-cell office:value-type="float" office:value="791.434">
                <text:p>791.434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98.005">
                <text:p>198.005</text:p>
              </table:table-cell>
              <table:table-cell office:value-type="float" office:value="2.10657">
                <text:p>2.10657</text:p>
              </table:table-cell>
              <table:table-cell office:value-type="float" office:value="799.889">
                <text:p>799.88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89.882">
                <text:p>189.882</text:p>
              </table:table-cell>
              <table:table-cell office:value-type="float" office:value="2.21595">
                <text:p>2.21595</text:p>
              </table:table-cell>
              <table:table-cell office:value-type="float" office:value="807.902">
                <text:p>807.90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82.174">
                <text:p>182.174</text:p>
              </table:table-cell>
              <table:table-cell office:value-type="float" office:value="2.32852">
                <text:p>2.32852</text:p>
              </table:table-cell>
              <table:table-cell office:value-type="float" office:value="815.498">
                <text:p>815.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4.859">
                <text:p>174.859</text:p>
              </table:table-cell>
              <table:table-cell office:value-type="float" office:value="2.44427">
                <text:p>2.44427</text:p>
              </table:table-cell>
              <table:table-cell office:value-type="float" office:value="822.696">
                <text:p>822.696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67.919">
                <text:p>167.919</text:p>
              </table:table-cell>
              <table:table-cell office:value-type="float" office:value="2.56319">
                <text:p>2.56319</text:p>
              </table:table-cell>
              <table:table-cell office:value-type="float" office:value="829.518">
                <text:p>829.518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61.332">
                <text:p>161.332</text:p>
              </table:table-cell>
              <table:table-cell office:value-type="float" office:value="2.68525">
                <text:p>2.68525</text:p>
              </table:table-cell>
              <table:table-cell office:value-type="float" office:value="835.983">
                <text:p>835.983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55.082">
                <text:p>155.082</text:p>
              </table:table-cell>
              <table:table-cell office:value-type="float" office:value="2.81044">
                <text:p>2.81044</text:p>
              </table:table-cell>
              <table:table-cell office:value-type="float" office:value="842.108">
                <text:p>842.10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49.15">
                <text:p>149.15</text:p>
              </table:table-cell>
              <table:table-cell office:value-type="float" office:value="2.93871">
                <text:p>2.93871</text:p>
              </table:table-cell>
              <table:table-cell office:value-type="float" office:value="847.911">
                <text:p>847.91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43.521">
                <text:p>143.521</text:p>
              </table:table-cell>
              <table:table-cell office:value-type="float" office:value="3.07003">
                <text:p>3.07003</text:p>
              </table:table-cell>
              <table:table-cell office:value-type="float" office:value="853.409">
                <text:p>853.40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38.179">
                <text:p>138.179</text:p>
              </table:table-cell>
              <table:table-cell office:value-type="float" office:value="3.20434">
                <text:p>3.20434</text:p>
              </table:table-cell>
              <table:table-cell office:value-type="float" office:value="858.617">
                <text:p>858.61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33.108">
                <text:p>133.108</text:p>
              </table:table-cell>
              <table:table-cell office:value-type="float" office:value="3.34159">
                <text:p>3.34159</text:p>
              </table:table-cell>
              <table:table-cell office:value-type="float" office:value="863.55">
                <text:p>863.5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28.296">
                <text:p>128.296</text:p>
              </table:table-cell>
              <table:table-cell office:value-type="float" office:value="3.4817">
                <text:p>3.4817</text:p>
              </table:table-cell>
              <table:table-cell office:value-type="float" office:value="868.222">
                <text:p>868.222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23.729">
                <text:p>123.729</text:p>
              </table:table-cell>
              <table:table-cell office:value-type="float" office:value="3.6246">
                <text:p>3.6246</text:p>
              </table:table-cell>
              <table:table-cell office:value-type="float" office:value="872.647">
                <text:p>872.6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9.394">
                <text:p>119.394</text:p>
              </table:table-cell>
              <table:table-cell office:value-type="float" office:value="3.77019">
                <text:p>3.77019</text:p>
              </table:table-cell>
              <table:table-cell office:value-type="float" office:value="876.836">
                <text:p>876.836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15.279">
                <text:p>115.279</text:p>
              </table:table-cell>
              <table:table-cell office:value-type="float" office:value="3.9184">
                <text:p>3.9184</text:p>
              </table:table-cell>
              <table:table-cell office:value-type="float" office:value="880.802">
                <text:p>880.80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11.374">
                <text:p>111.374</text:p>
              </table:table-cell>
              <table:table-cell office:value-type="float" office:value="4.06911">
                <text:p>4.06911</text:p>
              </table:table-cell>
              <table:table-cell office:value-type="float" office:value="884.557">
                <text:p>884.55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07.668">
                <text:p>107.668</text:p>
              </table:table-cell>
              <table:table-cell office:value-type="float" office:value="4.2222">
                <text:p>4.2222</text:p>
              </table:table-cell>
              <table:table-cell office:value-type="float" office:value="888.11">
                <text:p>888.1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04.149">
                <text:p>104.149</text:p>
              </table:table-cell>
              <table:table-cell office:value-type="float" office:value="4.37757">
                <text:p>4.37757</text:p>
              </table:table-cell>
              <table:table-cell office:value-type="float" office:value="891.473">
                <text:p>891.47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.81">
                <text:p>100.81</text:p>
              </table:table-cell>
              <table:table-cell office:value-type="float" office:value="4.53507">
                <text:p>4.53507</text:p>
              </table:table-cell>
              <table:table-cell office:value-type="float" office:value="894.655">
                <text:p>894.65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97.6405">
                <text:p>97.6405</text:p>
              </table:table-cell>
              <table:table-cell office:value-type="float" office:value="4.69458">
                <text:p>4.69458</text:p>
              </table:table-cell>
              <table:table-cell office:value-type="float" office:value="897.665">
                <text:p>897.66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94.632">
                <text:p>94.632</text:p>
              </table:table-cell>
              <table:table-cell office:value-type="float" office:value="4.85594">
                <text:p>4.85594</text:p>
              </table:table-cell>
              <table:table-cell office:value-type="float" office:value="900.512">
                <text:p>900.51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91.7765">
                <text:p>91.7765</text:p>
              </table:table-cell>
              <table:table-cell office:value-type="float" office:value="5.01901">
                <text:p>5.01901</text:p>
              </table:table-cell>
              <table:table-cell office:value-type="float" office:value="903.204">
                <text:p>903.20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89.0663">
                <text:p>89.0663</text:p>
              </table:table-cell>
              <table:table-cell office:value-type="float" office:value="5.18363">
                <text:p>5.18363</text:p>
              </table:table-cell>
              <table:table-cell office:value-type="float" office:value="905.75">
                <text:p>905.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6.494">
                <text:p>86.494</text:p>
              </table:table-cell>
              <table:table-cell office:value-type="float" office:value="5.34964">
                <text:p>5.34964</text:p>
              </table:table-cell>
              <table:table-cell office:value-type="float" office:value="908.156">
                <text:p>908.15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84.0527">
                <text:p>84.0527</text:p>
              </table:table-cell>
              <table:table-cell office:value-type="float" office:value="5.51685">
                <text:p>5.51685</text:p>
              </table:table-cell>
              <table:table-cell office:value-type="float" office:value="910.43">
                <text:p>910.4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81.7358">
                <text:p>81.7358</text:p>
              </table:table-cell>
              <table:table-cell office:value-type="float" office:value="5.6851">
                <text:p>5.6851</text:p>
              </table:table-cell>
              <table:table-cell office:value-type="float" office:value="912.579">
                <text:p>912.57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79.5371">
                <text:p>79.5371</text:p>
              </table:table-cell>
              <table:table-cell office:value-type="float" office:value="5.8542">
                <text:p>5.8542</text:p>
              </table:table-cell>
              <table:table-cell office:value-type="float" office:value="914.609">
                <text:p>914.60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77.4506">
                <text:p>77.4506</text:p>
              </table:table-cell>
              <table:table-cell office:value-type="float" office:value="6.02397">
                <text:p>6.02397</text:p>
              </table:table-cell>
              <table:table-cell office:value-type="float" office:value="916.525">
                <text:p>916.52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75.4709">
                <text:p>75.4709</text:p>
              </table:table-cell>
              <table:table-cell office:value-type="float" office:value="6.19422">
                <text:p>6.19422</text:p>
              </table:table-cell>
              <table:table-cell office:value-type="float" office:value="918.335">
                <text:p>918.33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73.5925">
                <text:p>73.5925</text:p>
              </table:table-cell>
              <table:table-cell office:value-type="float" office:value="6.36476">
                <text:p>6.36476</text:p>
              </table:table-cell>
              <table:table-cell office:value-type="float" office:value="920.043">
                <text:p>920.043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71.8104">
                <text:p>71.8104</text:p>
              </table:table-cell>
              <table:table-cell office:value-type="float" office:value="6.53538">
                <text:p>6.53538</text:p>
              </table:table-cell>
              <table:table-cell office:value-type="float" office:value="921.654">
                <text:p>921.654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70.1199">
                <text:p>70.1199</text:p>
              </table:table-cell>
              <table:table-cell office:value-type="float" office:value="6.70591">
                <text:p>6.70591</text:p>
              </table:table-cell>
              <table:table-cell office:value-type="float" office:value="923.174">
                <text:p>923.174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68.5164">
                <text:p>68.5164</text:p>
              </table:table-cell>
              <table:table-cell office:value-type="float" office:value="6.87613">
                <text:p>6.87613</text:p>
              </table:table-cell>
              <table:table-cell office:value-type="float" office:value="924.607">
                <text:p>924.6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6.9956">
                <text:p>66.9956</text:p>
              </table:table-cell>
              <table:table-cell office:value-type="float" office:value="7.04584">
                <text:p>7.04584</text:p>
              </table:table-cell>
              <table:table-cell office:value-type="float" office:value="925.959">
                <text:p>925.959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65.5536">
                <text:p>65.5536</text:p>
              </table:table-cell>
              <table:table-cell office:value-type="float" office:value="7.21486">
                <text:p>7.21486</text:p>
              </table:table-cell>
              <table:table-cell office:value-type="float" office:value="927.232">
                <text:p>927.232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64.1864">
                <text:p>64.1864</text:p>
              </table:table-cell>
              <table:table-cell office:value-type="float" office:value="7.38299">
                <text:p>7.38299</text:p>
              </table:table-cell>
              <table:table-cell office:value-type="float" office:value="928.431">
                <text:p>928.431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62.8903">
                <text:p>62.8903</text:p>
              </table:table-cell>
              <table:table-cell office:value-type="float" office:value="7.55003">
                <text:p>7.55003</text:p>
              </table:table-cell>
              <table:table-cell office:value-type="float" office:value="929.56">
                <text:p>929.56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61.6619">
                <text:p>61.6619</text:p>
              </table:table-cell>
              <table:table-cell office:value-type="float" office:value="7.71579">
                <text:p>7.71579</text:p>
              </table:table-cell>
              <table:table-cell office:value-type="float" office:value="930.622">
                <text:p>930.622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60.4979">
                <text:p>60.4979</text:p>
              </table:table-cell>
              <table:table-cell office:value-type="float" office:value="7.88008">
                <text:p>7.88008</text:p>
              </table:table-cell>
              <table:table-cell office:value-type="float" office:value="931.622">
                <text:p>931.62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59.3952">
                <text:p>59.3952</text:p>
              </table:table-cell>
              <table:table-cell office:value-type="float" office:value="8.04272">
                <text:p>8.04272</text:p>
              </table:table-cell>
              <table:table-cell office:value-type="float" office:value="932.562">
                <text:p>932.562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58.3507">
                <text:p>58.3507</text:p>
              </table:table-cell>
              <table:table-cell office:value-type="float" office:value="8.20352">
                <text:p>8.20352</text:p>
              </table:table-cell>
              <table:table-cell office:value-type="float" office:value="933.446">
                <text:p>933.446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57.3617">
                <text:p>57.3617</text:p>
              </table:table-cell>
              <table:table-cell office:value-type="float" office:value="8.36232">
                <text:p>8.36232</text:p>
              </table:table-cell>
              <table:table-cell office:value-type="float" office:value="934.276">
                <text:p>934.276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56.4254">
                <text:p>56.4254</text:p>
              </table:table-cell>
              <table:table-cell office:value-type="float" office:value="8.51894">
                <text:p>8.51894</text:p>
              </table:table-cell>
              <table:table-cell office:value-type="float" office:value="935.056">
                <text:p>935.0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.5394">
                <text:p>55.5394</text:p>
              </table:table-cell>
              <table:table-cell office:value-type="float" office:value="8.67323">
                <text:p>8.67323</text:p>
              </table:table-cell>
              <table:table-cell office:value-type="float" office:value="935.787">
                <text:p>935.787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54.7011">
                <text:p>54.7011</text:p>
              </table:table-cell>
              <table:table-cell office:value-type="float" office:value="8.82502">
                <text:p>8.82502</text:p>
              </table:table-cell>
              <table:table-cell office:value-type="float" office:value="936.474">
                <text:p>936.474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53.9083">
                <text:p>53.9083</text:p>
              </table:table-cell>
              <table:table-cell office:value-type="float" office:value="8.97417">
                <text:p>8.97417</text:p>
              </table:table-cell>
              <table:table-cell office:value-type="float" office:value="937.118">
                <text:p>937.118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53.1588">
                <text:p>53.1588</text:p>
              </table:table-cell>
              <table:table-cell office:value-type="float" office:value="9.12055">
                <text:p>9.12055</text:p>
              </table:table-cell>
              <table:table-cell office:value-type="float" office:value="937.721">
                <text:p>937.721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2.4504">
                <text:p>52.4504</text:p>
              </table:table-cell>
              <table:table-cell office:value-type="float" office:value="9.26402">
                <text:p>9.26402</text:p>
              </table:table-cell>
              <table:table-cell office:value-type="float" office:value="938.286">
                <text:p>938.28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51.7812">
                <text:p>51.7812</text:p>
              </table:table-cell>
              <table:table-cell office:value-type="float" office:value="9.40446">
                <text:p>9.40446</text:p>
              </table:table-cell>
              <table:table-cell office:value-type="float" office:value="938.814">
                <text:p>938.814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51.1493">
                <text:p>51.1493</text:p>
              </table:table-cell>
              <table:table-cell office:value-type="float" office:value="9.54176">
                <text:p>9.54176</text:p>
              </table:table-cell>
              <table:table-cell office:value-type="float" office:value="939.309">
                <text:p>939.30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0.5529">
                <text:p>50.5529</text:p>
              </table:table-cell>
              <table:table-cell office:value-type="float" office:value="9.67581">
                <text:p>9.67581</text:p>
              </table:table-cell>
              <table:table-cell office:value-type="float" office:value="939.771">
                <text:p>939.771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49.9902">
                <text:p>49.9902</text:p>
              </table:table-cell>
              <table:table-cell office:value-type="float" office:value="9.80653">
                <text:p>9.80653</text:p>
              </table:table-cell>
              <table:table-cell office:value-type="float" office:value="940.203">
                <text:p>940.20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49.4596">
                <text:p>49.4596</text:p>
              </table:table-cell>
              <table:table-cell office:value-type="float" office:value="9.93383">
                <text:p>9.93383</text:p>
              </table:table-cell>
              <table:table-cell office:value-type="float" office:value="940.607">
                <text:p>940.6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.9595">
                <text:p>48.9595</text:p>
              </table:table-cell>
              <table:table-cell office:value-type="float" office:value="10.0576">
                <text:p>10.0576</text:p>
              </table:table-cell>
              <table:table-cell office:value-type="float" office:value="940.983">
                <text:p>940.983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48.4884">
                <text:p>48.4884</text:p>
              </table:table-cell>
              <table:table-cell office:value-type="float" office:value="10.1779">
                <text:p>10.1779</text:p>
              </table:table-cell>
              <table:table-cell office:value-type="float" office:value="941.334">
                <text:p>941.334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48.0448">
                <text:p>48.0448</text:p>
              </table:table-cell>
              <table:table-cell office:value-type="float" office:value="10.2946">
                <text:p>10.2946</text:p>
              </table:table-cell>
              <table:table-cell office:value-type="float" office:value="941.661">
                <text:p>941.661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47.6275">
                <text:p>47.6275</text:p>
              </table:table-cell>
              <table:table-cell office:value-type="float" office:value="10.4076">
                <text:p>10.4076</text:p>
              </table:table-cell>
              <table:table-cell office:value-type="float" office:value="941.965">
                <text:p>941.96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47.235">
                <text:p>47.235</text:p>
              </table:table-cell>
              <table:table-cell office:value-type="float" office:value="10.5169">
                <text:p>10.5169</text:p>
              </table:table-cell>
              <table:table-cell office:value-type="float" office:value="942.248">
                <text:p>942.24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46.8662">
                <text:p>46.8662</text:p>
              </table:table-cell>
              <table:table-cell office:value-type="float" office:value="10.6226">
                <text:p>10.6226</text:p>
              </table:table-cell>
              <table:table-cell office:value-type="float" office:value="942.511">
                <text:p>942.51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46.5198">
                <text:p>46.5198</text:p>
              </table:table-cell>
              <table:table-cell office:value-type="float" office:value="10.7245">
                <text:p>10.7245</text:p>
              </table:table-cell>
              <table:table-cell office:value-type="float" office:value="942.756">
                <text:p>942.756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46.1947">
                <text:p>46.1947</text:p>
              </table:table-cell>
              <table:table-cell office:value-type="float" office:value="10.8228">
                <text:p>10.8228</text:p>
              </table:table-cell>
              <table:table-cell office:value-type="float" office:value="942.983">
                <text:p>942.983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45.8898">
                <text:p>45.8898</text:p>
              </table:table-cell>
              <table:table-cell office:value-type="float" office:value="10.9173">
                <text:p>10.9173</text:p>
              </table:table-cell>
              <table:table-cell office:value-type="float" office:value="943.193">
                <text:p>943.193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45.604">
                <text:p>45.604</text:p>
              </table:table-cell>
              <table:table-cell office:value-type="float" office:value="11.0082">
                <text:p>11.0082</text:p>
              </table:table-cell>
              <table:table-cell office:value-type="float" office:value="943.388">
                <text:p>943.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3363">
                <text:p>45.3363</text:p>
              </table:table-cell>
              <table:table-cell office:value-type="float" office:value="11.0954">
                <text:p>11.0954</text:p>
              </table:table-cell>
              <table:table-cell office:value-type="float" office:value="943.568">
                <text:p>943.568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45.0859">
                <text:p>45.0859</text:p>
              </table:table-cell>
              <table:table-cell office:value-type="float" office:value="11.179">
                <text:p>11.179</text:p>
              </table:table-cell>
              <table:table-cell office:value-type="float" office:value="943.735">
                <text:p>943.735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44.8516">
                <text:p>44.8516</text:p>
              </table:table-cell>
              <table:table-cell office:value-type="float" office:value="11.259">
                <text:p>11.259</text:p>
              </table:table-cell>
              <table:table-cell office:value-type="float" office:value="943.889">
                <text:p>943.88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44.6328">
                <text:p>44.6328</text:p>
              </table:table-cell>
              <table:table-cell office:value-type="float" office:value="11.3355">
                <text:p>11.3355</text:p>
              </table:table-cell>
              <table:table-cell office:value-type="float" office:value="944.032">
                <text:p>944.032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44.4285">
                <text:p>44.4285</text:p>
              </table:table-cell>
              <table:table-cell office:value-type="float" office:value="11.4085">
                <text:p>11.4085</text:p>
              </table:table-cell>
              <table:table-cell office:value-type="float" office:value="944.163">
                <text:p>944.16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44.2379">
                <text:p>44.2379</text:p>
              </table:table-cell>
              <table:table-cell office:value-type="float" office:value="11.4781">
                <text:p>11.4781</text:p>
              </table:table-cell>
              <table:table-cell office:value-type="float" office:value="944.284">
                <text:p>944.28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44.0603">
                <text:p>44.0603</text:p>
              </table:table-cell>
              <table:table-cell office:value-type="float" office:value="11.5444">
                <text:p>11.5444</text:p>
              </table:table-cell>
              <table:table-cell office:value-type="float" office:value="944.395">
                <text:p>944.395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43.8949">
                <text:p>43.8949</text:p>
              </table:table-cell>
              <table:table-cell office:value-type="float" office:value="11.6074">
                <text:p>11.6074</text:p>
              </table:table-cell>
              <table:table-cell office:value-type="float" office:value="944.498">
                <text:p>944.49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43.741">
                <text:p>43.741</text:p>
              </table:table-cell>
              <table:table-cell office:value-type="float" office:value="11.6673">
                <text:p>11.6673</text:p>
              </table:table-cell>
              <table:table-cell office:value-type="float" office:value="944.592">
                <text:p>944.592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43.598">
                <text:p>43.598</text:p>
              </table:table-cell>
              <table:table-cell office:value-type="float" office:value="11.724">
                <text:p>11.724</text:p>
              </table:table-cell>
              <table:table-cell office:value-type="float" office:value="944.678">
                <text:p>944.6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.4651">
                <text:p>43.4651</text:p>
              </table:table-cell>
              <table:table-cell office:value-type="float" office:value="11.7778">
                <text:p>11.7778</text:p>
              </table:table-cell>
              <table:table-cell office:value-type="float" office:value="944.757">
                <text:p>944.75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43.3419">
                <text:p>43.3419</text:p>
              </table:table-cell>
              <table:table-cell office:value-type="float" office:value="11.8286">
                <text:p>11.8286</text:p>
              </table:table-cell>
              <table:table-cell office:value-type="float" office:value="944.829">
                <text:p>944.829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43.2278">
                <text:p>43.2278</text:p>
              </table:table-cell>
              <table:table-cell office:value-type="float" office:value="11.8766">
                <text:p>11.8766</text:p>
              </table:table-cell>
              <table:table-cell office:value-type="float" office:value="944.896">
                <text:p>944.896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43.1221">
                <text:p>43.1221</text:p>
              </table:table-cell>
              <table:table-cell office:value-type="float" office:value="11.9219">
                <text:p>11.9219</text:p>
              </table:table-cell>
              <table:table-cell office:value-type="float" office:value="944.956">
                <text:p>944.956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43.0243">
                <text:p>43.0243</text:p>
              </table:table-cell>
              <table:table-cell office:value-type="float" office:value="11.9645">
                <text:p>11.9645</text:p>
              </table:table-cell>
              <table:table-cell office:value-type="float" office:value="945.011">
                <text:p>945.01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42.934">
                <text:p>42.934</text:p>
              </table:table-cell>
              <table:table-cell office:value-type="float" office:value="12.0047">
                <text:p>12.0047</text:p>
              </table:table-cell>
              <table:table-cell office:value-type="float" office:value="945.061">
                <text:p>945.061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42.8506">
                <text:p>42.8506</text:p>
              </table:table-cell>
              <table:table-cell office:value-type="float" office:value="12.0423">
                <text:p>12.0423</text:p>
              </table:table-cell>
              <table:table-cell office:value-type="float" office:value="945.107">
                <text:p>945.107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42.7737">
                <text:p>42.7737</text:p>
              </table:table-cell>
              <table:table-cell office:value-type="float" office:value="12.0777">
                <text:p>12.0777</text:p>
              </table:table-cell>
              <table:table-cell office:value-type="float" office:value="945.149">
                <text:p>945.149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42.703">
                <text:p>42.703</text:p>
              </table:table-cell>
              <table:table-cell office:value-type="float" office:value="12.1108">
                <text:p>12.1108</text:p>
              </table:table-cell>
              <table:table-cell office:value-type="float" office:value="945.186">
                <text:p>945.186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42.6379">
                <text:p>42.6379</text:p>
              </table:table-cell>
              <table:table-cell office:value-type="float" office:value="12.1418">
                <text:p>12.1418</text:p>
              </table:table-cell>
              <table:table-cell office:value-type="float" office:value="945.22">
                <text:p>945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2.5781">
                <text:p>42.5781</text:p>
              </table:table-cell>
              <table:table-cell office:value-type="float" office:value="12.1708">
                <text:p>12.1708</text:p>
              </table:table-cell>
              <table:table-cell office:value-type="float" office:value="945.251">
                <text:p>945.251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42.5232">
                <text:p>42.5232</text:p>
              </table:table-cell>
              <table:table-cell office:value-type="float" office:value="12.1978">
                <text:p>12.1978</text:p>
              </table:table-cell>
              <table:table-cell office:value-type="float" office:value="945.279">
                <text:p>945.279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42.473">
                <text:p>42.473</text:p>
              </table:table-cell>
              <table:table-cell office:value-type="float" office:value="12.223">
                <text:p>12.223</text:p>
              </table:table-cell>
              <table:table-cell office:value-type="float" office:value="945.304">
                <text:p>945.304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42.427">
                <text:p>42.427</text:p>
              </table:table-cell>
              <table:table-cell office:value-type="float" office:value="12.2465">
                <text:p>12.2465</text:p>
              </table:table-cell>
              <table:table-cell office:value-type="float" office:value="945.327">
                <text:p>945.32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42.3849">
                <text:p>42.3849</text:p>
              </table:table-cell>
              <table:table-cell office:value-type="float" office:value="12.2682">
                <text:p>12.2682</text:p>
              </table:table-cell>
              <table:table-cell office:value-type="float" office:value="945.347">
                <text:p>945.34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42.3465">
                <text:p>42.3465</text:p>
              </table:table-cell>
              <table:table-cell office:value-type="float" office:value="12.2885">
                <text:p>12.2885</text:p>
              </table:table-cell>
              <table:table-cell office:value-type="float" office:value="945.365">
                <text:p>945.365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42.3115">
                <text:p>42.3115</text:p>
              </table:table-cell>
              <table:table-cell office:value-type="float" office:value="12.3072">
                <text:p>12.3072</text:p>
              </table:table-cell>
              <table:table-cell office:value-type="float" office:value="945.381">
                <text:p>945.38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42.2796">
                <text:p>42.2796</text:p>
              </table:table-cell>
              <table:table-cell office:value-type="float" office:value="12.3246">
                <text:p>12.3246</text:p>
              </table:table-cell>
              <table:table-cell office:value-type="float" office:value="945.396">
                <text:p>945.396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42.2507">
                <text:p>42.2507</text:p>
              </table:table-cell>
              <table:table-cell office:value-type="float" office:value="12.3406">
                <text:p>12.3406</text:p>
              </table:table-cell>
              <table:table-cell office:value-type="float" office:value="945.409">
                <text:p>945.409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42.2244">
                <text:p>42.2244</text:p>
              </table:table-cell>
              <table:table-cell office:value-type="float" office:value="12.3554">
                <text:p>12.3554</text:p>
              </table:table-cell>
              <table:table-cell office:value-type="float" office:value="945.42">
                <text:p>945.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2.2005">
                <text:p>42.2005</text:p>
              </table:table-cell>
              <table:table-cell office:value-type="float" office:value="12.369">
                <text:p>12.369</text:p>
              </table:table-cell>
              <table:table-cell office:value-type="float" office:value="945.43">
                <text:p>945.4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42.179">
                <text:p>42.179</text:p>
              </table:table-cell>
              <table:table-cell office:value-type="float" office:value="12.3816">
                <text:p>12.3816</text:p>
              </table:table-cell>
              <table:table-cell office:value-type="float" office:value="945.439">
                <text:p>945.439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42.1595">
                <text:p>42.1595</text:p>
              </table:table-cell>
              <table:table-cell office:value-type="float" office:value="12.3931">
                <text:p>12.3931</text:p>
              </table:table-cell>
              <table:table-cell office:value-type="float" office:value="945.447">
                <text:p>945.447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42.142">
                <text:p>42.142</text:p>
              </table:table-cell>
              <table:table-cell office:value-type="float" office:value="12.4037">
                <text:p>12.4037</text:p>
              </table:table-cell>
              <table:table-cell office:value-type="float" office:value="945.454">
                <text:p>945.454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42.1262">
                <text:p>42.1262</text:p>
              </table:table-cell>
              <table:table-cell office:value-type="float" office:value="12.4135">
                <text:p>12.4135</text:p>
              </table:table-cell>
              <table:table-cell office:value-type="float" office:value="945.46">
                <text:p>945.46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42.112">
                <text:p>42.112</text:p>
              </table:table-cell>
              <table:table-cell office:value-type="float" office:value="12.4223">
                <text:p>12.4223</text:p>
              </table:table-cell>
              <table:table-cell office:value-type="float" office:value="945.466">
                <text:p>945.466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42.0992">
                <text:p>42.0992</text:p>
              </table:table-cell>
              <table:table-cell office:value-type="float" office:value="12.4305">
                <text:p>12.4305</text:p>
              </table:table-cell>
              <table:table-cell office:value-type="float" office:value="945.47">
                <text:p>945.47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42.0878">
                <text:p>42.0878</text:p>
              </table:table-cell>
              <table:table-cell office:value-type="float" office:value="12.4379">
                <text:p>12.4379</text:p>
              </table:table-cell>
              <table:table-cell office:value-type="float" office:value="945.474">
                <text:p>945.474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42.0777">
                <text:p>42.0777</text:p>
              </table:table-cell>
              <table:table-cell office:value-type="float" office:value="12.4446">
                <text:p>12.4446</text:p>
              </table:table-cell>
              <table:table-cell office:value-type="float" office:value="945.478">
                <text:p>945.478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42.0686">
                <text:p>42.0686</text:p>
              </table:table-cell>
              <table:table-cell office:value-type="float" office:value="12.4508">
                <text:p>12.4508</text:p>
              </table:table-cell>
              <table:table-cell office:value-type="float" office:value="945.481">
                <text:p>945.4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2.0606">
                <text:p>42.0606</text:p>
              </table:table-cell>
              <table:table-cell office:value-type="float" office:value="12.4563">
                <text:p>12.4563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42.0535">
                <text:p>42.0535</text:p>
              </table:table-cell>
              <table:table-cell office:value-type="float" office:value="12.4614">
                <text:p>12.4614</text:p>
              </table:table-cell>
              <table:table-cell office:value-type="float" office:value="945.485">
                <text:p>945.485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2.0472">
                <text:p>42.0472</text:p>
              </table:table-cell>
              <table:table-cell office:value-type="float" office:value="12.466">
                <text:p>12.466</text:p>
              </table:table-cell>
              <table:table-cell office:value-type="float" office:value="945.487">
                <text:p>945.487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42.0416">
                <text:p>42.0416</text:p>
              </table:table-cell>
              <table:table-cell office:value-type="float" office:value="12.4701">
                <text:p>12.4701</text:p>
              </table:table-cell>
              <table:table-cell office:value-type="float" office:value="945.488">
                <text:p>945.488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42.0368">
                <text:p>42.0368</text:p>
              </table:table-cell>
              <table:table-cell office:value-type="float" office:value="12.4738">
                <text:p>12.4738</text:p>
              </table:table-cell>
              <table:table-cell office:value-type="float" office:value="945.489">
                <text:p>945.48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42.0325">
                <text:p>42.0325</text:p>
              </table:table-cell>
              <table:table-cell office:value-type="float" office:value="12.4772">
                <text:p>12.4772</text:p>
              </table:table-cell>
              <table:table-cell office:value-type="float" office:value="945.49">
                <text:p>945.49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42.0288">
                <text:p>42.0288</text:p>
              </table:table-cell>
              <table:table-cell office:value-type="float" office:value="12.4802">
                <text:p>12.4802</text:p>
              </table:table-cell>
              <table:table-cell office:value-type="float" office:value="945.491">
                <text:p>945.491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42.0256">
                <text:p>42.0256</text:p>
              </table:table-cell>
              <table:table-cell office:value-type="float" office:value="12.4829">
                <text:p>12.4829</text:p>
              </table:table-cell>
              <table:table-cell office:value-type="float" office:value="945.492">
                <text:p>945.492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42.0228">
                <text:p>42.0228</text:p>
              </table:table-cell>
              <table:table-cell office:value-type="float" office:value="12.4853">
                <text:p>12.4853</text:p>
              </table:table-cell>
              <table:table-cell office:value-type="float" office:value="945.492">
                <text:p>945.492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42.0204">
                <text:p>42.0204</text:p>
              </table:table-cell>
              <table:table-cell office:value-type="float" office:value="12.4874">
                <text:p>12.4874</text:p>
              </table:table-cell>
              <table:table-cell office:value-type="float" office:value="945.492">
                <text:p>945.4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.0184">
                <text:p>42.0184</text:p>
              </table:table-cell>
              <table:table-cell office:value-type="float" office:value="12.4894">
                <text:p>12.4894</text:p>
              </table:table-cell>
              <table:table-cell office:value-type="float" office:value="945.492">
                <text:p>945.492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42.0167">
                <text:p>42.0167</text:p>
              </table:table-cell>
              <table:table-cell office:value-type="float" office:value="12.4911">
                <text:p>12.4911</text:p>
              </table:table-cell>
              <table:table-cell office:value-type="float" office:value="945.492">
                <text:p>945.492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42.0152">
                <text:p>42.0152</text:p>
              </table:table-cell>
              <table:table-cell office:value-type="float" office:value="12.4926">
                <text:p>12.4926</text:p>
              </table:table-cell>
              <table:table-cell office:value-type="float" office:value="945.492">
                <text:p>945.492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42.0141">
                <text:p>42.0141</text:p>
              </table:table-cell>
              <table:table-cell office:value-type="float" office:value="12.4939">
                <text:p>12.4939</text:p>
              </table:table-cell>
              <table:table-cell office:value-type="float" office:value="945.492">
                <text:p>945.492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42.0131">
                <text:p>42.0131</text:p>
              </table:table-cell>
              <table:table-cell office:value-type="float" office:value="12.4951">
                <text:p>12.4951</text:p>
              </table:table-cell>
              <table:table-cell office:value-type="float" office:value="945.492">
                <text:p>945.492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2.0123">
                <text:p>42.0123</text:p>
              </table:table-cell>
              <table:table-cell office:value-type="float" office:value="12.4961">
                <text:p>12.4961</text:p>
              </table:table-cell>
              <table:table-cell office:value-type="float" office:value="945.492">
                <text:p>945.492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42.0117">
                <text:p>42.0117</text:p>
              </table:table-cell>
              <table:table-cell office:value-type="float" office:value="12.497">
                <text:p>12.497</text:p>
              </table:table-cell>
              <table:table-cell office:value-type="float" office:value="945.491">
                <text:p>945.491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42.0112">
                <text:p>42.0112</text:p>
              </table:table-cell>
              <table:table-cell office:value-type="float" office:value="12.4978">
                <text:p>12.4978</text:p>
              </table:table-cell>
              <table:table-cell office:value-type="float" office:value="945.491">
                <text:p>945.491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42.0109">
                <text:p>42.0109</text:p>
              </table:table-cell>
              <table:table-cell office:value-type="float" office:value="12.4984">
                <text:p>12.4984</text:p>
              </table:table-cell>
              <table:table-cell office:value-type="float" office:value="945.491">
                <text:p>945.491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42.0106">
                <text:p>42.0106</text:p>
              </table:table-cell>
              <table:table-cell office:value-type="float" office:value="12.499">
                <text:p>12.499</text:p>
              </table:table-cell>
              <table:table-cell office:value-type="float" office:value="945.49">
                <text:p>945.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2.0105">
                <text:p>42.0105</text:p>
              </table:table-cell>
              <table:table-cell office:value-type="float" office:value="12.4995">
                <text:p>12.4995</text:p>
              </table:table-cell>
              <table:table-cell office:value-type="float" office:value="945.49">
                <text:p>945.49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42.0104">
                <text:p>42.0104</text:p>
              </table:table-cell>
              <table:table-cell office:value-type="float" office:value="12.4999">
                <text:p>12.4999</text:p>
              </table:table-cell>
              <table:table-cell office:value-type="float" office:value="945.49">
                <text:p>945.4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42.0104">
                <text:p>42.0104</text:p>
              </table:table-cell>
              <table:table-cell office:value-type="float" office:value="12.5003">
                <text:p>12.5003</text:p>
              </table:table-cell>
              <table:table-cell office:value-type="float" office:value="945.489">
                <text:p>945.48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42.0105">
                <text:p>42.0105</text:p>
              </table:table-cell>
              <table:table-cell office:value-type="float" office:value="12.5006">
                <text:p>12.5006</text:p>
              </table:table-cell>
              <table:table-cell office:value-type="float" office:value="945.489">
                <text:p>945.48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42.0106">
                <text:p>42.0106</text:p>
              </table:table-cell>
              <table:table-cell office:value-type="float" office:value="12.5008">
                <text:p>12.5008</text:p>
              </table:table-cell>
              <table:table-cell office:value-type="float" office:value="945.489">
                <text:p>945.489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42.0107">
                <text:p>42.0107</text:p>
              </table:table-cell>
              <table:table-cell office:value-type="float" office:value="12.501">
                <text:p>12.501</text:p>
              </table:table-cell>
              <table:table-cell office:value-type="float" office:value="945.488">
                <text:p>945.488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42.0109">
                <text:p>42.0109</text:p>
              </table:table-cell>
              <table:table-cell office:value-type="float" office:value="12.5012">
                <text:p>12.5012</text:p>
              </table:table-cell>
              <table:table-cell office:value-type="float" office:value="945.488">
                <text:p>945.488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42.0111">
                <text:p>42.0111</text:p>
              </table:table-cell>
              <table:table-cell office:value-type="float" office:value="12.5013">
                <text:p>12.5013</text:p>
              </table:table-cell>
              <table:table-cell office:value-type="float" office:value="945.488">
                <text:p>945.488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42.0113">
                <text:p>42.0113</text:p>
              </table:table-cell>
              <table:table-cell office:value-type="float" office:value="12.5014">
                <text:p>12.5014</text:p>
              </table:table-cell>
              <table:table-cell office:value-type="float" office:value="945.487">
                <text:p>945.487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42.0116">
                <text:p>42.0116</text:p>
              </table:table-cell>
              <table:table-cell office:value-type="float" office:value="12.5015">
                <text:p>12.5015</text:p>
              </table:table-cell>
              <table:table-cell office:value-type="float" office:value="945.487">
                <text:p>945.4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2.0118">
                <text:p>42.0118</text:p>
              </table:table-cell>
              <table:table-cell office:value-type="float" office:value="12.5015">
                <text:p>12.5015</text:p>
              </table:table-cell>
              <table:table-cell office:value-type="float" office:value="945.487">
                <text:p>945.487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42.0121">
                <text:p>42.0121</text:p>
              </table:table-cell>
              <table:table-cell office:value-type="float" office:value="12.5015">
                <text:p>12.5015</text:p>
              </table:table-cell>
              <table:table-cell office:value-type="float" office:value="945.486">
                <text:p>945.486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42.0123">
                <text:p>42.0123</text:p>
              </table:table-cell>
              <table:table-cell office:value-type="float" office:value="12.5015">
                <text:p>12.5015</text:p>
              </table:table-cell>
              <table:table-cell office:value-type="float" office:value="945.486">
                <text:p>945.486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42.0126">
                <text:p>42.0126</text:p>
              </table:table-cell>
              <table:table-cell office:value-type="float" office:value="12.5015">
                <text:p>12.5015</text:p>
              </table:table-cell>
              <table:table-cell office:value-type="float" office:value="945.486">
                <text:p>945.486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42.0128">
                <text:p>42.0128</text:p>
              </table:table-cell>
              <table:table-cell office:value-type="float" office:value="12.5015">
                <text:p>12.5015</text:p>
              </table:table-cell>
              <table:table-cell office:value-type="float" office:value="945.486">
                <text:p>945.486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42.0131">
                <text:p>42.0131</text:p>
              </table:table-cell>
              <table:table-cell office:value-type="float" office:value="12.5015">
                <text:p>12.5015</text:p>
              </table:table-cell>
              <table:table-cell office:value-type="float" office:value="945.485">
                <text:p>945.485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42.0133">
                <text:p>42.0133</text:p>
              </table:table-cell>
              <table:table-cell office:value-type="float" office:value="12.5014">
                <text:p>12.5014</text:p>
              </table:table-cell>
              <table:table-cell office:value-type="float" office:value="945.485">
                <text:p>945.485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42.0136">
                <text:p>42.0136</text:p>
              </table:table-cell>
              <table:table-cell office:value-type="float" office:value="12.5014">
                <text:p>12.5014</text:p>
              </table:table-cell>
              <table:table-cell office:value-type="float" office:value="945.485">
                <text:p>945.485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42.0138">
                <text:p>42.0138</text:p>
              </table:table-cell>
              <table:table-cell office:value-type="float" office:value="12.5014">
                <text:p>12.5014</text:p>
              </table:table-cell>
              <table:table-cell office:value-type="float" office:value="945.485">
                <text:p>945.485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42.014">
                <text:p>42.014</text:p>
              </table:table-cell>
              <table:table-cell office:value-type="float" office:value="12.5013">
                <text:p>12.5013</text:p>
              </table:table-cell>
              <table:table-cell office:value-type="float" office:value="945.485">
                <text:p>945.4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.0143">
                <text:p>42.0143</text:p>
              </table:table-cell>
              <table:table-cell office:value-type="float" office:value="12.5012">
                <text:p>12.5012</text:p>
              </table:table-cell>
              <table:table-cell office:value-type="float" office:value="945.485">
                <text:p>945.485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42.0145">
                <text:p>42.0145</text:p>
              </table:table-cell>
              <table:table-cell office:value-type="float" office:value="12.5012">
                <text:p>12.5012</text:p>
              </table:table-cell>
              <table:table-cell office:value-type="float" office:value="945.484">
                <text:p>945.48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42.0147">
                <text:p>42.0147</text:p>
              </table:table-cell>
              <table:table-cell office:value-type="float" office:value="12.5011">
                <text:p>12.5011</text:p>
              </table:table-cell>
              <table:table-cell office:value-type="float" office:value="945.484">
                <text:p>945.484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42.0148">
                <text:p>42.0148</text:p>
              </table:table-cell>
              <table:table-cell office:value-type="float" office:value="12.5011">
                <text:p>12.5011</text:p>
              </table:table-cell>
              <table:table-cell office:value-type="float" office:value="945.484">
                <text:p>945.484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42.015">
                <text:p>42.015</text:p>
              </table:table-cell>
              <table:table-cell office:value-type="float" office:value="12.501">
                <text:p>12.501</text:p>
              </table:table-cell>
              <table:table-cell office:value-type="float" office:value="945.484">
                <text:p>945.48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42.0152">
                <text:p>42.0152</text:p>
              </table:table-cell>
              <table:table-cell office:value-type="float" office:value="12.501">
                <text:p>12.501</text:p>
              </table:table-cell>
              <table:table-cell office:value-type="float" office:value="945.484">
                <text:p>945.484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42.0154">
                <text:p>42.0154</text:p>
              </table:table-cell>
              <table:table-cell office:value-type="float" office:value="12.5009">
                <text:p>12.5009</text:p>
              </table:table-cell>
              <table:table-cell office:value-type="float" office:value="945.484">
                <text:p>945.48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42.0155">
                <text:p>42.0155</text:p>
              </table:table-cell>
              <table:table-cell office:value-type="float" office:value="12.5009">
                <text:p>12.5009</text:p>
              </table:table-cell>
              <table:table-cell office:value-type="float" office:value="945.484">
                <text:p>945.484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42.0156">
                <text:p>42.0156</text:p>
              </table:table-cell>
              <table:table-cell office:value-type="float" office:value="12.5008">
                <text:p>12.5008</text:p>
              </table:table-cell>
              <table:table-cell office:value-type="float" office:value="945.484">
                <text:p>945.484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42.0158">
                <text:p>42.0158</text:p>
              </table:table-cell>
              <table:table-cell office:value-type="float" office:value="12.5007">
                <text:p>12.5007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2.0159">
                <text:p>42.0159</text:p>
              </table:table-cell>
              <table:table-cell office:value-type="float" office:value="12.5007">
                <text:p>12.5007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42.016">
                <text:p>42.016</text:p>
              </table:table-cell>
              <table:table-cell office:value-type="float" office:value="12.5007">
                <text:p>12.5007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42.0161">
                <text:p>42.0161</text:p>
              </table:table-cell>
              <table:table-cell office:value-type="float" office:value="12.5006">
                <text:p>12.5006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42.0162">
                <text:p>42.0162</text:p>
              </table:table-cell>
              <table:table-cell office:value-type="float" office:value="12.5006">
                <text:p>12.5006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42.0163">
                <text:p>42.0163</text:p>
              </table:table-cell>
              <table:table-cell office:value-type="float" office:value="12.5005">
                <text:p>12.500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42.0164">
                <text:p>42.0164</text:p>
              </table:table-cell>
              <table:table-cell office:value-type="float" office:value="12.5005">
                <text:p>12.500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42.0165">
                <text:p>42.0165</text:p>
              </table:table-cell>
              <table:table-cell office:value-type="float" office:value="12.5004">
                <text:p>12.5004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42.0166">
                <text:p>42.0166</text:p>
              </table:table-cell>
              <table:table-cell office:value-type="float" office:value="12.5004">
                <text:p>12.5004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42.0166">
                <text:p>42.0166</text:p>
              </table:table-cell>
              <table:table-cell office:value-type="float" office:value="12.5004">
                <text:p>12.5004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42.0167">
                <text:p>42.0167</text:p>
              </table:table-cell>
              <table:table-cell office:value-type="float" office:value="12.5003">
                <text:p>12.5003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.0167">
                <text:p>42.0167</text:p>
              </table:table-cell>
              <table:table-cell office:value-type="float" office:value="12.5003">
                <text:p>12.5003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42.0168">
                <text:p>42.0168</text:p>
              </table:table-cell>
              <table:table-cell office:value-type="float" office:value="12.5003">
                <text:p>12.5003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42.0168">
                <text:p>42.0168</text:p>
              </table:table-cell>
              <table:table-cell office:value-type="float" office:value="12.5003">
                <text:p>12.5003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42.0169">
                <text:p>42.0169</text:p>
              </table:table-cell>
              <table:table-cell office:value-type="float" office:value="12.5002">
                <text:p>12.5002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42.0169">
                <text:p>42.0169</text:p>
              </table:table-cell>
              <table:table-cell office:value-type="float" office:value="12.5002">
                <text:p>12.5002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42.017">
                <text:p>42.017</text:p>
              </table:table-cell>
              <table:table-cell office:value-type="float" office:value="12.5002">
                <text:p>12.5002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42.017">
                <text:p>42.017</text:p>
              </table:table-cell>
              <table:table-cell office:value-type="float" office:value="12.5002">
                <text:p>12.5002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42.017">
                <text:p>42.017</text:p>
              </table:table-cell>
              <table:table-cell office:value-type="float" office:value="12.5002">
                <text:p>12.5002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42.017">
                <text:p>42.017</text:p>
              </table:table-cell>
              <table:table-cell office:value-type="float" office:value="12.5002">
                <text:p>12.5002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42.0171">
                <text:p>42.0171</text:p>
              </table:table-cell>
              <table:table-cell office:value-type="float" office:value="12.5001">
                <text:p>12.5001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2.0171">
                <text:p>42.0171</text:p>
              </table:table-cell>
              <table:table-cell office:value-type="float" office:value="12.5001">
                <text:p>12.5001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42.0171">
                <text:p>42.0171</text:p>
              </table:table-cell>
              <table:table-cell office:value-type="float" office:value="12.5001">
                <text:p>12.5001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42.0171">
                <text:p>42.0171</text:p>
              </table:table-cell>
              <table:table-cell office:value-type="float" office:value="12.5001">
                <text:p>12.5001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42.0171">
                <text:p>42.0171</text:p>
              </table:table-cell>
              <table:table-cell office:value-type="float" office:value="12.5001">
                <text:p>12.5001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42.0172">
                <text:p>42.0172</text:p>
              </table:table-cell>
              <table:table-cell office:value-type="float" office:value="12.5001">
                <text:p>12.5001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42.0172">
                <text:p>42.0172</text:p>
              </table:table-cell>
              <table:table-cell office:value-type="float" office:value="12.5001">
                <text:p>12.5001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42.0172">
                <text:p>42.0172</text:p>
              </table:table-cell>
              <table:table-cell office:value-type="float" office:value="12.5001">
                <text:p>12.5001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42.0172">
                <text:p>42.0172</text:p>
              </table:table-cell>
              <table:table-cell office:value-type="float" office:value="12.5001">
                <text:p>12.5001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42.0172">
                <text:p>42.0172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42.0172">
                <text:p>42.0172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2.0172">
                <text:p>42.0172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42.0172">
                <text:p>42.0172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42.0172">
                <text:p>42.0172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42.0172">
                <text:p>42.0172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42.0172">
                <text:p>42.0172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42.0172">
                <text:p>42.0172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42.0172">
                <text:p>42.0172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42.0173">
                <text:p>42.0173</text:p>
              </table:table-cell>
              <table:table-cell office:value-type="float" office:value="12.5">
                <text:p>12.5</text:p>
              </table:table-cell>
              <table:table-cell office:value-type="float" office:value="945.483">
                <text:p>945.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